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1064" calcext:value-type="float">
            <text:p>91.5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5928" calcext:value-type="float">
            <text:p>91.6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1272" calcext:value-type="float">
            <text:p>91.7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6304" calcext:value-type="float">
            <text:p>91.5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1064" calcext:value-type="float">
            <text:p>91.5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04592" calcext:value-type="float">
            <text:p>91.6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24" calcext:value-type="float">
            <text:p>91.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8016" calcext:value-type="float">
            <text:p>91.5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4112" calcext:value-type="float">
            <text:p>91.5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288" calcext:value-type="float">
            <text:p>91.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5072" calcext:value-type="float">
            <text:p>91.6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6784" calcext:value-type="float">
            <text:p>91.6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44216" calcext:value-type="float">
            <text:p>91.6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0208" calcext:value-type="float">
            <text:p>91.5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8872" calcext:value-type="float">
            <text:p>91.5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0584" calcext:value-type="float">
            <text:p>91.5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5824" calcext:value-type="float">
            <text:p>91.5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3256" calcext:value-type="float">
            <text:p>91.5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192" calcext:value-type="float">
            <text:p>91.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668" calcext:value-type="float">
            <text:p>91.5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5824" calcext:value-type="float">
            <text:p>91.5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5072" calcext:value-type="float">
            <text:p>91.6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65552" calcext:value-type="float">
            <text:p>91.6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62504" calcext:value-type="float">
            <text:p>91.6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04592" calcext:value-type="float">
            <text:p>91.6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716" calcext:value-type="float">
            <text:p>91.5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5824" calcext:value-type="float">
            <text:p>91.5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3632" calcext:value-type="float">
            <text:p>91.5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5928" calcext:value-type="float">
            <text:p>91.6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6784" calcext:value-type="float">
            <text:p>91.6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24" calcext:value-type="float">
            <text:p>91.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716" calcext:value-type="float">
            <text:p>91.5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716" calcext:value-type="float">
            <text:p>91.5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5824" calcext:value-type="float">
            <text:p>91.5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5344" calcext:value-type="float">
            <text:p>91.5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94864" calcext:value-type="float">
            <text:p>91.4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144" calcext:value-type="float">
            <text:p>91.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8288" calcext:value-type="float">
            <text:p>91.4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2464" calcext:value-type="float">
            <text:p>91.3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6744" calcext:value-type="float">
            <text:p>91.2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808" calcext:value-type="float">
            <text:p>91.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904" calcext:value-type="float">
            <text:p>91.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856" calcext:value-type="float">
            <text:p>91.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3696" calcext:value-type="float">
            <text:p>91.2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5408" calcext:value-type="float">
            <text:p>91.2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9312" calcext:value-type="float">
            <text:p>91.2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5784" calcext:value-type="float">
            <text:p>91.2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7496" calcext:value-type="float">
            <text:p>91.2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9208" calcext:value-type="float">
            <text:p>91.1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08352" calcext:value-type="float">
            <text:p>91.2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5784" calcext:value-type="float">
            <text:p>91.2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74824" calcext:value-type="float">
            <text:p>91.1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7392" calcext:value-type="float">
            <text:p>91.1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74824" calcext:value-type="float">
            <text:p>91.1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4928" calcext:value-type="float">
            <text:p>91.2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664" calcext:value-type="float">
            <text:p>91.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0064" calcext:value-type="float">
            <text:p>91.1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71776" calcext:value-type="float">
            <text:p>91.1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616" calcext:value-type="float">
            <text:p>91.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05304" calcext:value-type="float">
            <text:p>91.2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02256" calcext:value-type="float">
            <text:p>91.2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2152" calcext:value-type="float">
            <text:p>91.1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3864" calcext:value-type="float">
            <text:p>91.1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948" calcext:value-type="float">
            <text:p>91.0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948" calcext:value-type="float">
            <text:p>91.0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2528" calcext:value-type="float">
            <text:p>91.0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9" calcext:value-type="float">
            <text:p>91.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852" calcext:value-type="float">
            <text:p>91.0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3384" calcext:value-type="float">
            <text:p>91.0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0336" calcext:value-type="float">
            <text:p>91.0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6808" calcext:value-type="float">
            <text:p>91.0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9376" calcext:value-type="float">
            <text:p>91.0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5472" calcext:value-type="float">
            <text:p>91.0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9752" calcext:value-type="float">
            <text:p>90.9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8312" calcext:value-type="float">
            <text:p>90.8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3448" calcext:value-type="float">
            <text:p>90.8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9544" calcext:value-type="float">
            <text:p>90.8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2112" calcext:value-type="float">
            <text:p>90.8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7728" calcext:value-type="float">
            <text:p>90.7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516" calcext:value-type="float">
            <text:p>90.8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6872" calcext:value-type="float">
            <text:p>90.7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5536" calcext:value-type="float">
            <text:p>90.7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0776" calcext:value-type="float">
            <text:p>90.7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9064" calcext:value-type="float">
            <text:p>90.8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8-07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6704" calcext:value-type="float">
            <text:p>90.9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6224" calcext:value-type="float">
            <text:p>90.9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184" calcext:value-type="float">
            <text:p>90.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6704" calcext:value-type="float">
            <text:p>90.9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3656" calcext:value-type="float">
            <text:p>90.9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5744" calcext:value-type="float">
            <text:p>90.9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136" calcext:value-type="float">
            <text:p>90.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66" calcext:value-type="float">
            <text:p>90.9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8416" calcext:value-type="float">
            <text:p>90.9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9272" calcext:value-type="float">
            <text:p>90.9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0128" calcext:value-type="float">
            <text:p>90.9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232" calcext:value-type="float">
            <text:p>90.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0128" calcext:value-type="float">
            <text:p>90.9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8896" calcext:value-type="float">
            <text:p>90.9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0608" calcext:value-type="float">
            <text:p>90.9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9272" calcext:value-type="float">
            <text:p>90.9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0984" calcext:value-type="float">
            <text:p>90.9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8416" calcext:value-type="float">
            <text:p>90.9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9376" calcext:value-type="float">
            <text:p>91.0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7184" calcext:value-type="float">
            <text:p>91.0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4032" calcext:value-type="float">
            <text:p>90.9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5744" calcext:value-type="float">
            <text:p>90.9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6224" calcext:value-type="float">
            <text:p>90.9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7664" calcext:value-type="float">
            <text:p>91.0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0336" calcext:value-type="float">
            <text:p>91.0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376" calcext:value-type="float">
            <text:p>91.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328" calcext:value-type="float">
            <text:p>91.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852" calcext:value-type="float">
            <text:p>91.0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9856" calcext:value-type="float">
            <text:p>91.0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5472" calcext:value-type="float">
            <text:p>91.0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5096" calcext:value-type="float">
            <text:p>91.0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472" calcext:value-type="float">
            <text:p>91.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472" calcext:value-type="float">
            <text:p>91.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2528" calcext:value-type="float">
            <text:p>91.0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8248" calcext:value-type="float">
            <text:p>91.1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568" calcext:value-type="float">
            <text:p>91.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6536" calcext:value-type="float">
            <text:p>91.1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83968" calcext:value-type="float">
            <text:p>91.1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3112" calcext:value-type="float">
            <text:p>91.1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7392" calcext:value-type="float">
            <text:p>91.1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3864" calcext:value-type="float">
            <text:p>91.1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5576" calcext:value-type="float">
            <text:p>91.0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26056" calcext:value-type="float">
            <text:p>91.1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4448" calcext:value-type="float">
            <text:p>91.2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3488" calcext:value-type="float">
            <text:p>91.1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3488" calcext:value-type="float">
            <text:p>91.1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4448" calcext:value-type="float">
            <text:p>91.2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6264" calcext:value-type="float">
            <text:p>91.2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236" calcext:value-type="float">
            <text:p>91.2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0168" calcext:value-type="float">
            <text:p>91.2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188" calcext:value-type="float">
            <text:p>91.2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5032" calcext:value-type="float">
            <text:p>91.3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4656" calcext:value-type="float">
            <text:p>91.3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4176" calcext:value-type="float">
            <text:p>91.3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6368" calcext:value-type="float">
            <text:p>91.3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5616" calcext:value-type="float">
            <text:p>91.4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476" calcext:value-type="float">
            <text:p>91.4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3904" calcext:value-type="float">
            <text:p>91.4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952" calcext:value-type="float">
            <text:p>91.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1232" calcext:value-type="float">
            <text:p>91.3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856" calcext:value-type="float">
            <text:p>91.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0272" calcext:value-type="float">
            <text:p>91.3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8184" calcext:value-type="float">
            <text:p>91.3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9896" calcext:value-type="float">
            <text:p>91.3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5888" calcext:value-type="float">
            <text:p>91.3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284" calcext:value-type="float">
            <text:p>91.3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76" calcext:value-type="float">
            <text:p>91.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9312" calcext:value-type="float">
            <text:p>91.2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9312" calcext:value-type="float">
            <text:p>91.2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4072" calcext:value-type="float">
            <text:p>91.2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9688" calcext:value-type="float">
            <text:p>91.2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8832" calcext:value-type="float">
            <text:p>91.2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4928" calcext:value-type="float">
            <text:p>91.2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8092" calcext:value-type="float">
            <text:p>91.1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3864" calcext:value-type="float">
            <text:p>91.1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2528" calcext:value-type="float">
            <text:p>91.0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044" calcext:value-type="float">
            <text:p>91.1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2632" calcext:value-type="float">
            <text:p>91.1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996" calcext:value-type="float">
            <text:p>91.1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7288" calcext:value-type="float">
            <text:p>91.0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2528" calcext:value-type="float">
            <text:p>91.0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7768" calcext:value-type="float">
            <text:p>91.1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7976" calcext:value-type="float">
            <text:p>91.2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856" calcext:value-type="float">
            <text:p>91.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1128" calcext:value-type="float">
            <text:p>91.3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2736" calcext:value-type="float">
            <text:p>91.2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83968" calcext:value-type="float">
            <text:p>91.1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6432" calcext:value-type="float">
            <text:p>91.0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9376" calcext:value-type="float">
            <text:p>91.0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0232" calcext:value-type="float">
            <text:p>91.0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6536" calcext:value-type="float">
            <text:p>91.1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4344" calcext:value-type="float">
            <text:p>91.1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4344" calcext:value-type="float">
            <text:p>91.1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996" calcext:value-type="float">
            <text:p>91.1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948" calcext:value-type="float">
            <text:p>91.0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5096" calcext:value-type="float">
            <text:p>91.0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2424" calcext:value-type="float">
            <text:p>91.0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7664" calcext:value-type="float">
            <text:p>91.0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9856" calcext:value-type="float">
            <text:p>91.0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7184" calcext:value-type="float">
            <text:p>91.0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8896" calcext:value-type="float">
            <text:p>90.9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3656" calcext:value-type="float">
            <text:p>90.9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4616" calcext:value-type="float">
            <text:p>91.0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1672" calcext:value-type="float">
            <text:p>91.1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1944" calcext:value-type="float">
            <text:p>90.9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9272" calcext:value-type="float">
            <text:p>90.9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0984" calcext:value-type="float">
            <text:p>90.9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0232" calcext:value-type="float">
            <text:p>91.0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9376" calcext:value-type="float">
            <text:p>91.0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9648" calcext:value-type="float">
            <text:p>90.9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1256" calcext:value-type="float">
            <text:p>90.8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6016" calcext:value-type="float">
            <text:p>90.8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2216" calcext:value-type="float">
            <text:p>90.8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184" calcext:value-type="float">
            <text:p>90.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5264" calcext:value-type="float">
            <text:p>90.8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9648" calcext:value-type="float">
            <text:p>90.9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7456" calcext:value-type="float">
            <text:p>90.8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0128" calcext:value-type="float">
            <text:p>90.9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6016" calcext:value-type="float">
            <text:p>90.8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6768" calcext:value-type="float">
            <text:p>90.7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0088" calcext:value-type="float">
            <text:p>90.6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8648" calcext:value-type="float">
            <text:p>90.5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1216" calcext:value-type="float">
            <text:p>90.5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2864" calcext:value-type="float">
            <text:p>90.7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7144" calcext:value-type="float">
            <text:p>90.6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0568" calcext:value-type="float">
            <text:p>90.6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0568" calcext:value-type="float">
            <text:p>90.6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7624" calcext:value-type="float">
            <text:p>90.7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42" calcext:value-type="float">
            <text:p>90.7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6016" calcext:value-type="float">
            <text:p>90.8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2968" calcext:value-type="float">
            <text:p>90.8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5432" calcext:value-type="float">
            <text:p>90.7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896" calcext:value-type="float">
            <text:p>90.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2488" calcext:value-type="float">
            <text:p>90.7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7728" calcext:value-type="float">
            <text:p>90.7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276" calcext:value-type="float">
            <text:p>90.6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2008" calcext:value-type="float">
            <text:p>90.7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2008" calcext:value-type="float">
            <text:p>90.7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2656" calcext:value-type="float">
            <text:p>90.5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2176" calcext:value-type="float">
            <text:p>90.5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276" calcext:value-type="float">
            <text:p>90.6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6768" calcext:value-type="float">
            <text:p>90.7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9064" calcext:value-type="float">
            <text:p>90.8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704" calcext:value-type="float">
            <text:p>90.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2552" calcext:value-type="float">
            <text:p>90.5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1216" calcext:value-type="float">
            <text:p>90.5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6184" calcext:value-type="float">
            <text:p>90.6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1696" calcext:value-type="float">
            <text:p>90.5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7688" calcext:value-type="float">
            <text:p>90.4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3032" calcext:value-type="float">
            <text:p>90.5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3616" calcext:value-type="float">
            <text:p>90.6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3616" calcext:value-type="float">
            <text:p>90.6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0464" calcext:value-type="float">
            <text:p>90.5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7416" calcext:value-type="float">
            <text:p>90.5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3616" calcext:value-type="float">
            <text:p>90.6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4576" calcext:value-type="float">
            <text:p>90.7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5912" calcext:value-type="float">
            <text:p>90.7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3616" calcext:value-type="float">
            <text:p>90.6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3136" calcext:value-type="float">
            <text:p>90.6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084" calcext:value-type="float">
            <text:p>90.5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9504" calcext:value-type="float">
            <text:p>90.5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7792" calcext:value-type="float">
            <text:p>90.5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8648" calcext:value-type="float">
            <text:p>90.5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2176" calcext:value-type="float">
            <text:p>90.5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368" calcext:value-type="float">
            <text:p>90.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844" calcext:value-type="float">
            <text:p>90.3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2176" calcext:value-type="float">
            <text:p>90.5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4848" calcext:value-type="float">
            <text:p>90.6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7416" calcext:value-type="float">
            <text:p>90.5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5704" calcext:value-type="float">
            <text:p>90.5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8272" calcext:value-type="float">
            <text:p>90.5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084" calcext:value-type="float">
            <text:p>90.5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3032" calcext:value-type="float">
            <text:p>90.5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4368" calcext:value-type="float">
            <text:p>90.5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0464" calcext:value-type="float">
            <text:p>90.5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4848" calcext:value-type="float">
            <text:p>90.6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084" calcext:value-type="float">
            <text:p>90.5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988" calcext:value-type="float">
            <text:p>90.4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8544" calcext:value-type="float">
            <text:p>90.4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7792" calcext:value-type="float">
            <text:p>90.5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5704" calcext:value-type="float">
            <text:p>90.5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3032" calcext:value-type="float">
            <text:p>90.5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4472" calcext:value-type="float">
            <text:p>90.6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6768" calcext:value-type="float">
            <text:p>90.7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4096" calcext:value-type="float">
            <text:p>90.6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0568" calcext:value-type="float">
            <text:p>90.6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1592" calcext:value-type="float">
            <text:p>90.4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1216" calcext:value-type="float">
            <text:p>90.5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8544" calcext:value-type="float">
            <text:p>90.4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1-17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7792" calcext:value-type="float">
            <text:p>90.5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7144" calcext:value-type="float">
            <text:p>90.6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704" calcext:value-type="float">
            <text:p>90.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4368" calcext:value-type="float">
            <text:p>90.5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416" calcext:value-type="float">
            <text:p>90.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9776" calcext:value-type="float">
            <text:p>90.4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18" calcext:value-type="float">
            <text:p>90.6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6832" calcext:value-type="float">
            <text:p>90.4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5328" calcext:value-type="float">
            <text:p>90.6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0464" calcext:value-type="float">
            <text:p>90.5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5704" calcext:value-type="float">
            <text:p>90.5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5976" calcext:value-type="float">
            <text:p>90.4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2448" calcext:value-type="float">
            <text:p>90.4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5328" calcext:value-type="float">
            <text:p>90.6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5808" calcext:value-type="float">
            <text:p>90.6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8752" calcext:value-type="float">
            <text:p>90.5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2176" calcext:value-type="float">
            <text:p>90.5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4744" calcext:value-type="float">
            <text:p>90.5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8752" calcext:value-type="float">
            <text:p>90.5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3408" calcext:value-type="float">
            <text:p>90.5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2072" calcext:value-type="float">
            <text:p>90.4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2552" calcext:value-type="float">
            <text:p>90.5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0088" calcext:value-type="float">
            <text:p>90.6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5328" calcext:value-type="float">
            <text:p>90.6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4576" calcext:value-type="float">
            <text:p>90.7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468" calcext:value-type="float">
            <text:p>90.7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3344" calcext:value-type="float">
            <text:p>90.7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6768" calcext:value-type="float">
            <text:p>90.7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4952" calcext:value-type="float">
            <text:p>90.6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1424" calcext:value-type="float">
            <text:p>90.6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848" calcext:value-type="float">
            <text:p>90.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8376" calcext:value-type="float">
            <text:p>90.6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5808" calcext:value-type="float">
            <text:p>90.6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7896" calcext:value-type="float">
            <text:p>90.6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3512" calcext:value-type="float">
            <text:p>90.5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2176" calcext:value-type="float">
            <text:p>90.5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3616" calcext:value-type="float">
            <text:p>90.6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6288" calcext:value-type="float">
            <text:p>90.6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1048" calcext:value-type="float">
            <text:p>90.6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9712" calcext:value-type="float">
            <text:p>90.6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1528" calcext:value-type="float">
            <text:p>90.7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1528" calcext:value-type="float">
            <text:p>90.7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4952" calcext:value-type="float">
            <text:p>90.6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4744" calcext:value-type="float">
            <text:p>90.5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7896" calcext:value-type="float">
            <text:p>90.6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4848" calcext:value-type="float">
            <text:p>90.6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9128" calcext:value-type="float">
            <text:p>90.5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9712" calcext:value-type="float">
            <text:p>90.6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5912" calcext:value-type="float">
            <text:p>90.7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9336" calcext:value-type="float">
            <text:p>90.6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4744" calcext:value-type="float">
            <text:p>90.5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0736" calcext:value-type="float">
            <text:p>90.4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2448" calcext:value-type="float">
            <text:p>90.4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6352" calcext:value-type="float">
            <text:p>90.4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0736" calcext:value-type="float">
            <text:p>90.4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7896" calcext:value-type="float">
            <text:p>90.6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0464" calcext:value-type="float">
            <text:p>90.5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6456" calcext:value-type="float">
            <text:p>90.5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3992" calcext:value-type="float">
            <text:p>90.6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1424" calcext:value-type="float">
            <text:p>90.6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0088" calcext:value-type="float">
            <text:p>90.6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8376" calcext:value-type="float">
            <text:p>90.6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9984" calcext:value-type="float">
            <text:p>90.5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4264" calcext:value-type="float">
            <text:p>90.5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084" calcext:value-type="float">
            <text:p>90.5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2448" calcext:value-type="float">
            <text:p>90.4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5016" calcext:value-type="float">
            <text:p>90.4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3512" calcext:value-type="float">
            <text:p>90.5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4472" calcext:value-type="float">
            <text:p>90.6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3408" calcext:value-type="float">
            <text:p>90.5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6832" calcext:value-type="float">
            <text:p>90.4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8648" calcext:value-type="float">
            <text:p>90.5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4952" calcext:value-type="float">
            <text:p>90.6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3344" calcext:value-type="float">
            <text:p>90.7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1424" calcext:value-type="float">
            <text:p>90.6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9336" calcext:value-type="float">
            <text:p>90.6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9336" calcext:value-type="float">
            <text:p>90.6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2176" calcext:value-type="float">
            <text:p>90.5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1696" calcext:value-type="float">
            <text:p>90.5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7792" calcext:value-type="float">
            <text:p>90.5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5328" calcext:value-type="float">
            <text:p>90.6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0568" calcext:value-type="float">
            <text:p>90.6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276" calcext:value-type="float">
            <text:p>90.6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5328" calcext:value-type="float">
            <text:p>90.6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7896" calcext:value-type="float">
            <text:p>90.6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18" calcext:value-type="float">
            <text:p>90.6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7896" calcext:value-type="float">
            <text:p>90.6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18" calcext:value-type="float">
            <text:p>90.6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2552" calcext:value-type="float">
            <text:p>90.5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2072" calcext:value-type="float">
            <text:p>90.4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8648" calcext:value-type="float">
            <text:p>90.5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4744" calcext:value-type="float">
            <text:p>90.5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036" calcext:value-type="float">
            <text:p>90.5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9984" calcext:value-type="float">
            <text:p>90.5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4744" calcext:value-type="float">
            <text:p>90.5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9024" calcext:value-type="float">
            <text:p>90.4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7312" calcext:value-type="float">
            <text:p>90.5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8648" calcext:value-type="float">
            <text:p>90.5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4264" calcext:value-type="float">
            <text:p>90.5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2072" calcext:value-type="float">
            <text:p>90.4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5976" calcext:value-type="float">
            <text:p>90.4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6352" calcext:value-type="float">
            <text:p>90.4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5496" calcext:value-type="float">
            <text:p>90.4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3784" calcext:value-type="float">
            <text:p>90.4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0736" calcext:value-type="float">
            <text:p>90.4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2072" calcext:value-type="float">
            <text:p>90.4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3408" calcext:value-type="float">
            <text:p>90.5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3784" calcext:value-type="float">
            <text:p>90.4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8544" calcext:value-type="float">
            <text:p>90.4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8648" calcext:value-type="float">
            <text:p>90.5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704" calcext:value-type="float">
            <text:p>90.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9232" calcext:value-type="float">
            <text:p>90.6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3616" calcext:value-type="float">
            <text:p>90.6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7624" calcext:value-type="float">
            <text:p>90.7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4952" calcext:value-type="float">
            <text:p>90.6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4576" calcext:value-type="float">
            <text:p>90.7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324" calcext:value-type="float">
            <text:p>90.6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5808" calcext:value-type="float">
            <text:p>90.6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4472" calcext:value-type="float">
            <text:p>90.6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5808" calcext:value-type="float">
            <text:p>90.6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6768" calcext:value-type="float">
            <text:p>90.7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5432" calcext:value-type="float">
            <text:p>90.7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1048" calcext:value-type="float">
            <text:p>90.6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7144" calcext:value-type="float">
            <text:p>90.6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1904" calcext:value-type="float">
            <text:p>90.6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9336" calcext:value-type="float">
            <text:p>90.6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6288" calcext:value-type="float">
            <text:p>90.6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1904" calcext:value-type="float">
            <text:p>90.6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9712" calcext:value-type="float">
            <text:p>90.6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9712" calcext:value-type="float">
            <text:p>90.6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1048" calcext:value-type="float">
            <text:p>90.6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1048" calcext:value-type="float">
            <text:p>90.6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9712" calcext:value-type="float">
            <text:p>90.6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2008" calcext:value-type="float">
            <text:p>90.7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7144" calcext:value-type="float">
            <text:p>90.6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1048" calcext:value-type="float">
            <text:p>90.6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5536" calcext:value-type="float">
            <text:p>90.7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896" calcext:value-type="float">
            <text:p>90.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4576" calcext:value-type="float">
            <text:p>90.7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42" calcext:value-type="float">
            <text:p>90.7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468" calcext:value-type="float">
            <text:p>90.7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7248" calcext:value-type="float">
            <text:p>90.7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1904" calcext:value-type="float">
            <text:p>90.6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8856" calcext:value-type="float">
            <text:p>90.6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4096" calcext:value-type="float">
            <text:p>90.6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276" calcext:value-type="float">
            <text:p>90.6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324" calcext:value-type="float">
            <text:p>90.6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0776" calcext:value-type="float">
            <text:p>90.7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564" calcext:value-type="float">
            <text:p>90.8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6016" calcext:value-type="float">
            <text:p>90.8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8584" calcext:value-type="float">
            <text:p>90.7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6872" calcext:value-type="float">
            <text:p>90.7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1632" calcext:value-type="float">
            <text:p>90.7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6872" calcext:value-type="float">
            <text:p>90.7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8208" calcext:value-type="float">
            <text:p>90.8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5912" calcext:value-type="float">
            <text:p>90.7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1528" calcext:value-type="float">
            <text:p>90.7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9816" calcext:value-type="float">
            <text:p>90.7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992" calcext:value-type="float">
            <text:p>90.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3448" calcext:value-type="float">
            <text:p>90.8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516" calcext:value-type="float">
            <text:p>90.8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2968" calcext:value-type="float">
            <text:p>90.8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6016" calcext:value-type="float">
            <text:p>90.8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5536" calcext:value-type="float">
            <text:p>90.7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1048" calcext:value-type="float">
            <text:p>90.6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42" calcext:value-type="float">
            <text:p>90.7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8104" calcext:value-type="float">
            <text:p>90.7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6392" calcext:value-type="float">
            <text:p>90.7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7624" calcext:value-type="float">
            <text:p>90.7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896" calcext:value-type="float">
            <text:p>90.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1632" calcext:value-type="float">
            <text:p>90.7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1048" calcext:value-type="float">
            <text:p>90.6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8856" calcext:value-type="float">
            <text:p>90.6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2384" calcext:value-type="float">
            <text:p>90.7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2384" calcext:value-type="float">
            <text:p>90.7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7144" calcext:value-type="float">
            <text:p>90.6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324" calcext:value-type="float">
            <text:p>90.6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7624" calcext:value-type="float">
            <text:p>90.7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6392" calcext:value-type="float">
            <text:p>90.7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9064" calcext:value-type="float">
            <text:p>90.8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9064" calcext:value-type="float">
            <text:p>90.8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324" calcext:value-type="float">
            <text:p>90.6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3136" calcext:value-type="float">
            <text:p>90.6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4848" calcext:value-type="float">
            <text:p>90.6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5328" calcext:value-type="float">
            <text:p>90.6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6288" calcext:value-type="float">
            <text:p>90.6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3344" calcext:value-type="float">
            <text:p>90.7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1632" calcext:value-type="float">
            <text:p>90.7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3344" calcext:value-type="float">
            <text:p>90.7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8104" calcext:value-type="float">
            <text:p>90.7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2008" calcext:value-type="float">
            <text:p>90.7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6768" calcext:value-type="float">
            <text:p>90.7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5912" calcext:value-type="float">
            <text:p>90.7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1904" calcext:value-type="float">
            <text:p>90.6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848" calcext:value-type="float">
            <text:p>90.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896" calcext:value-type="float">
            <text:p>90.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896" calcext:value-type="float">
            <text:p>90.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5912" calcext:value-type="float">
            <text:p>90.7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8584" calcext:value-type="float">
            <text:p>90.7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8584" calcext:value-type="float">
            <text:p>90.7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3824" calcext:value-type="float">
            <text:p>90.7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2008" calcext:value-type="float">
            <text:p>90.7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4576" calcext:value-type="float">
            <text:p>90.7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0672" calcext:value-type="float">
            <text:p>90.7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324" calcext:value-type="float">
            <text:p>90.6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6768" calcext:value-type="float">
            <text:p>90.7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0672" calcext:value-type="float">
            <text:p>90.7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2384" calcext:value-type="float">
            <text:p>90.7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5056" calcext:value-type="float">
            <text:p>90.7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1152" calcext:value-type="float">
            <text:p>90.7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2864" calcext:value-type="float">
            <text:p>90.7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1048" calcext:value-type="float">
            <text:p>90.6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1528" calcext:value-type="float">
            <text:p>90.7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5912" calcext:value-type="float">
            <text:p>90.7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1528" calcext:value-type="float">
            <text:p>90.7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4952" calcext:value-type="float">
            <text:p>90.6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2488" calcext:value-type="float">
            <text:p>90.7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5432" calcext:value-type="float">
            <text:p>90.7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276" calcext:value-type="float">
            <text:p>90.6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1904" calcext:value-type="float">
            <text:p>90.6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848" calcext:value-type="float">
            <text:p>90.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848" calcext:value-type="float">
            <text:p>90.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2008" calcext:value-type="float">
            <text:p>90.7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8104" calcext:value-type="float">
            <text:p>90.7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7624" calcext:value-type="float">
            <text:p>90.7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324" calcext:value-type="float">
            <text:p>90.6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3344" calcext:value-type="float">
            <text:p>90.7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992" calcext:value-type="float">
            <text:p>90.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1632" calcext:value-type="float">
            <text:p>90.7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7144" calcext:value-type="float">
            <text:p>90.6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4952" calcext:value-type="float">
            <text:p>90.6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1256" calcext:value-type="float">
            <text:p>90.8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1256" calcext:value-type="float">
            <text:p>90.8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8208" calcext:value-type="float">
            <text:p>90.8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7936" calcext:value-type="float">
            <text:p>90.9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9544" calcext:value-type="float">
            <text:p>90.8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6016" calcext:value-type="float">
            <text:p>90.8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1736" calcext:value-type="float">
            <text:p>90.8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2592" calcext:value-type="float">
            <text:p>90.8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3448" calcext:value-type="float">
            <text:p>90.8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7248" calcext:value-type="float">
            <text:p>90.7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088" calcext:value-type="float">
            <text:p>90.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2696" calcext:value-type="float">
            <text:p>90.9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3552" calcext:value-type="float">
            <text:p>90.9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0504" calcext:value-type="float">
            <text:p>90.9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9648" calcext:value-type="float">
            <text:p>90.9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5912" calcext:value-type="float">
            <text:p>90.7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4784" calcext:value-type="float">
            <text:p>90.8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6016" calcext:value-type="float">
            <text:p>90.8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3824" calcext:value-type="float">
            <text:p>90.7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3928" calcext:value-type="float">
            <text:p>90.8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5368" calcext:value-type="float">
            <text:p>90.9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0984" calcext:value-type="float">
            <text:p>90.9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7728" calcext:value-type="float">
            <text:p>90.7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2968" calcext:value-type="float">
            <text:p>90.8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0024" calcext:value-type="float">
            <text:p>90.8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3928" calcext:value-type="float">
            <text:p>90.8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7936" calcext:value-type="float">
            <text:p>90.9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4512" calcext:value-type="float">
            <text:p>90.9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136" calcext:value-type="float">
            <text:p>90.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0296" calcext:value-type="float">
            <text:p>90.7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8104" calcext:value-type="float">
            <text:p>90.7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3448" calcext:value-type="float">
            <text:p>90.8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0232" calcext:value-type="float">
            <text:p>91.0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5848" calcext:value-type="float">
            <text:p>90.9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9376" calcext:value-type="float">
            <text:p>91.0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328" calcext:value-type="float">
            <text:p>91.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1568" calcext:value-type="float">
            <text:p>91.0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9752" calcext:value-type="float">
            <text:p>90.9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756" calcext:value-type="float">
            <text:p>90.9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4032" calcext:value-type="float">
            <text:p>90.9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0504" calcext:value-type="float">
            <text:p>90.9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2216" calcext:value-type="float">
            <text:p>90.8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804" calcext:value-type="float">
            <text:p>90.9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2904" calcext:value-type="float">
            <text:p>91.0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8624" calcext:value-type="float">
            <text:p>91.0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3384" calcext:value-type="float">
            <text:p>91.0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0128" calcext:value-type="float">
            <text:p>90.9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3928" calcext:value-type="float">
            <text:p>90.8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0128" calcext:value-type="float">
            <text:p>90.9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9752" calcext:value-type="float">
            <text:p>90.9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9272" calcext:value-type="float">
            <text:p>90.9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184" calcext:value-type="float">
            <text:p>90.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0608" calcext:value-type="float">
            <text:p>90.9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2904" calcext:value-type="float">
            <text:p>91.0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424" calcext:value-type="float">
            <text:p>91.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1464" calcext:value-type="float">
            <text:p>90.9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9648" calcext:value-type="float">
            <text:p>90.9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1464" calcext:value-type="float">
            <text:p>90.9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7664" calcext:value-type="float">
            <text:p>91.0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7664" calcext:value-type="float">
            <text:p>91.0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0712" calcext:value-type="float">
            <text:p>91.0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0232" calcext:value-type="float">
            <text:p>91.0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0608" calcext:value-type="float">
            <text:p>90.9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472" calcext:value-type="float">
            <text:p>91.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2904" calcext:value-type="float">
            <text:p>91.0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7664" calcext:value-type="float">
            <text:p>91.0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4616" calcext:value-type="float">
            <text:p>91.0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5472" calcext:value-type="float">
            <text:p>91.0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9856" calcext:value-type="float">
            <text:p>91.0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328" calcext:value-type="float">
            <text:p>91.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1088" calcext:value-type="float">
            <text:p>91.0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9856" calcext:value-type="float">
            <text:p>91.0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4888" calcext:value-type="float">
            <text:p>90.9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2216" calcext:value-type="float">
            <text:p>90.8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1464" calcext:value-type="float">
            <text:p>90.9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0608" calcext:value-type="float">
            <text:p>90.9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3552" calcext:value-type="float">
            <text:p>90.9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4032" calcext:value-type="float">
            <text:p>90.9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8144" calcext:value-type="float">
            <text:p>91.0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0128" calcext:value-type="float">
            <text:p>90.9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5264" calcext:value-type="float">
            <text:p>90.8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9648" calcext:value-type="float">
            <text:p>90.9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756" calcext:value-type="float">
            <text:p>90.9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6432" calcext:value-type="float">
            <text:p>91.0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4344" calcext:value-type="float">
            <text:p>91.1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568" calcext:value-type="float">
            <text:p>91.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8832" calcext:value-type="float">
            <text:p>91.2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14" calcext:value-type="float">
            <text:p>91.2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4-01-26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8144" calcext:value-type="float">
            <text:p>91.0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7184" calcext:value-type="float">
            <text:p>91.0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9376" calcext:value-type="float">
            <text:p>91.0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3384" calcext:value-type="float">
            <text:p>91.0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0712" calcext:value-type="float">
            <text:p>91.0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0232" calcext:value-type="float">
            <text:p>91.0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3656" calcext:value-type="float">
            <text:p>90.9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328" calcext:value-type="float">
            <text:p>91.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232" calcext:value-type="float">
            <text:p>90.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184" calcext:value-type="float">
            <text:p>90.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9752" calcext:value-type="float">
            <text:p>90.9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2528" calcext:value-type="float">
            <text:p>91.0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2424" calcext:value-type="float">
            <text:p>91.0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6328" calcext:value-type="float">
            <text:p>91.0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472" calcext:value-type="float">
            <text:p>91.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7768" calcext:value-type="float">
            <text:p>91.1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71776" calcext:value-type="float">
            <text:p>91.1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1296" calcext:value-type="float">
            <text:p>91.1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9" calcext:value-type="float">
            <text:p>91.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9376" calcext:value-type="float">
            <text:p>91.0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6328" calcext:value-type="float">
            <text:p>91.0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9" calcext:value-type="float">
            <text:p>91.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3488" calcext:value-type="float">
            <text:p>91.1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804" calcext:value-type="float">
            <text:p>90.9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6224" calcext:value-type="float">
            <text:p>90.9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5848" calcext:value-type="float">
            <text:p>90.9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2152" calcext:value-type="float">
            <text:p>91.1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044" calcext:value-type="float">
            <text:p>91.1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996" calcext:value-type="float">
            <text:p>91.1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1672" calcext:value-type="float">
            <text:p>91.1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328" calcext:value-type="float">
            <text:p>91.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6704" calcext:value-type="float">
            <text:p>90.9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184" calcext:value-type="float">
            <text:p>90.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232" calcext:value-type="float">
            <text:p>90.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8728" calcext:value-type="float">
            <text:p>91.1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8092" calcext:value-type="float">
            <text:p>91.1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7768" calcext:value-type="float">
            <text:p>91.1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9856" calcext:value-type="float">
            <text:p>91.0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9" calcext:value-type="float">
            <text:p>91.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4616" calcext:value-type="float">
            <text:p>91.0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8092" calcext:value-type="float">
            <text:p>91.1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188" calcext:value-type="float">
            <text:p>91.2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1944" calcext:value-type="float">
            <text:p>90.9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5848" calcext:value-type="float">
            <text:p>90.9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9" calcext:value-type="float">
            <text:p>91.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23008" calcext:value-type="float">
            <text:p>91.1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3864" calcext:value-type="float">
            <text:p>91.1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8728" calcext:value-type="float">
            <text:p>91.1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9208" calcext:value-type="float">
            <text:p>91.1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4072" calcext:value-type="float">
            <text:p>91.2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9688" calcext:value-type="float">
            <text:p>91.2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4448" calcext:value-type="float">
            <text:p>91.2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08352" calcext:value-type="float">
            <text:p>91.2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3864" calcext:value-type="float">
            <text:p>91.1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1192" calcext:value-type="float">
            <text:p>91.0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2904" calcext:value-type="float">
            <text:p>91.0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3384" calcext:value-type="float">
            <text:p>91.0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7768" calcext:value-type="float">
            <text:p>91.1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9584" calcext:value-type="float">
            <text:p>91.1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3488" calcext:value-type="float">
            <text:p>91.1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74824" calcext:value-type="float">
            <text:p>91.1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616" calcext:value-type="float">
            <text:p>91.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9312" calcext:value-type="float">
            <text:p>91.2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3592" calcext:value-type="float">
            <text:p>91.2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9" calcext:value-type="float">
            <text:p>91.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7664" calcext:value-type="float">
            <text:p>91.0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8624" calcext:value-type="float">
            <text:p>91.0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3384" calcext:value-type="float">
            <text:p>91.0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5576" calcext:value-type="float">
            <text:p>91.0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8896" calcext:value-type="float">
            <text:p>90.9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8416" calcext:value-type="float">
            <text:p>90.9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9752" calcext:value-type="float">
            <text:p>90.9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7184" calcext:value-type="float">
            <text:p>91.0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376" calcext:value-type="float">
            <text:p>91.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376" calcext:value-type="float">
            <text:p>91.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1088" calcext:value-type="float">
            <text:p>91.0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7184" calcext:value-type="float">
            <text:p>91.0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3864" calcext:value-type="float">
            <text:p>91.1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52" calcext:value-type="float">
            <text:p>91.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948" calcext:value-type="float">
            <text:p>91.0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9272" calcext:value-type="float">
            <text:p>90.9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564" calcext:value-type="float">
            <text:p>90.8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4304" calcext:value-type="float">
            <text:p>90.8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7456" calcext:value-type="float">
            <text:p>90.8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4512" calcext:value-type="float">
            <text:p>90.9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5952" calcext:value-type="float">
            <text:p>91.0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7392" calcext:value-type="float">
            <text:p>91.1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1296" calcext:value-type="float">
            <text:p>91.1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1192" calcext:value-type="float">
            <text:p>91.0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5472" calcext:value-type="float">
            <text:p>91.0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9376" calcext:value-type="float">
            <text:p>91.0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9376" calcext:value-type="float">
            <text:p>91.0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2048" calcext:value-type="float">
            <text:p>91.0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852" calcext:value-type="float">
            <text:p>91.0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9856" calcext:value-type="float">
            <text:p>91.0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5096" calcext:value-type="float">
            <text:p>91.0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8624" calcext:value-type="float">
            <text:p>91.0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1296" calcext:value-type="float">
            <text:p>91.1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2632" calcext:value-type="float">
            <text:p>91.1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29104" calcext:value-type="float">
            <text:p>91.1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26056" calcext:value-type="float">
            <text:p>91.1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7392" calcext:value-type="float">
            <text:p>91.1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9584" calcext:value-type="float">
            <text:p>91.1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7768" calcext:value-type="float">
            <text:p>91.1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7768" calcext:value-type="float">
            <text:p>91.1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52" calcext:value-type="float">
            <text:p>91.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0544" calcext:value-type="float">
            <text:p>91.2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87016" calcext:value-type="float">
            <text:p>91.1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4344" calcext:value-type="float">
            <text:p>91.1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29104" calcext:value-type="float">
            <text:p>91.1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2632" calcext:value-type="float">
            <text:p>91.1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3592" calcext:value-type="float">
            <text:p>91.2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2632" calcext:value-type="float">
            <text:p>91.1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05304" calcext:value-type="float">
            <text:p>91.2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4072" calcext:value-type="float">
            <text:p>91.2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5784" calcext:value-type="float">
            <text:p>91.2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4448" calcext:value-type="float">
            <text:p>91.2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3592" calcext:value-type="float">
            <text:p>91.2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3488" calcext:value-type="float">
            <text:p>91.1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29104" calcext:value-type="float">
            <text:p>91.1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0064" calcext:value-type="float">
            <text:p>91.1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5408" calcext:value-type="float">
            <text:p>91.2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664" calcext:value-type="float">
            <text:p>91.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05304" calcext:value-type="float">
            <text:p>91.2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4928" calcext:value-type="float">
            <text:p>91.2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236" calcext:value-type="float">
            <text:p>91.2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5784" calcext:value-type="float">
            <text:p>91.2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5784" calcext:value-type="float">
            <text:p>91.2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9312" calcext:value-type="float">
            <text:p>91.2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76" calcext:value-type="float">
            <text:p>91.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284" calcext:value-type="float">
            <text:p>91.3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2464" calcext:value-type="float">
            <text:p>91.3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2464" calcext:value-type="float">
            <text:p>91.3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4656" calcext:value-type="float">
            <text:p>91.3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9792" calcext:value-type="float">
            <text:p>91.2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5408" calcext:value-type="float">
            <text:p>91.2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3216" calcext:value-type="float">
            <text:p>91.2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8456" calcext:value-type="float">
            <text:p>91.2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284" calcext:value-type="float">
            <text:p>91.3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904" calcext:value-type="float">
            <text:p>91.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1608" calcext:value-type="float">
            <text:p>91.3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332" calcext:value-type="float">
            <text:p>91.3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0272" calcext:value-type="float">
            <text:p>91.3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1128" calcext:value-type="float">
            <text:p>91.3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9792" calcext:value-type="float">
            <text:p>91.2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3696" calcext:value-type="float">
            <text:p>91.2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332" calcext:value-type="float">
            <text:p>91.3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2464" calcext:value-type="float">
            <text:p>91.3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1128" calcext:value-type="float">
            <text:p>91.3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808" calcext:value-type="float">
            <text:p>91.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284" calcext:value-type="float">
            <text:p>91.3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5512" calcext:value-type="float">
            <text:p>91.3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9896" calcext:value-type="float">
            <text:p>91.3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4656" calcext:value-type="float">
            <text:p>91.3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856" calcext:value-type="float">
            <text:p>91.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4656" calcext:value-type="float">
            <text:p>91.3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4656" calcext:value-type="float">
            <text:p>91.3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7224" calcext:value-type="float">
            <text:p>91.3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284" calcext:value-type="float">
            <text:p>91.3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4552" calcext:value-type="float">
            <text:p>91.2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2464" calcext:value-type="float">
            <text:p>91.3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904" calcext:value-type="float">
            <text:p>91.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904" calcext:value-type="float">
            <text:p>91.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9416" calcext:value-type="float">
            <text:p>91.3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5888" calcext:value-type="float">
            <text:p>91.3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7224" calcext:value-type="float">
            <text:p>91.3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0272" calcext:value-type="float">
            <text:p>91.3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856" calcext:value-type="float">
            <text:p>91.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856" calcext:value-type="float">
            <text:p>91.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7704" calcext:value-type="float">
            <text:p>91.3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1984" calcext:value-type="float">
            <text:p>91.3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0648" calcext:value-type="float">
            <text:p>91.2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0648" calcext:value-type="float">
            <text:p>91.2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808" calcext:value-type="float">
            <text:p>91.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4176" calcext:value-type="float">
            <text:p>91.3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5032" calcext:value-type="float">
            <text:p>91.3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6744" calcext:value-type="float">
            <text:p>91.2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1024" calcext:value-type="float">
            <text:p>91.2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5784" calcext:value-type="float">
            <text:p>91.2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9312" calcext:value-type="float">
            <text:p>91.2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0648" calcext:value-type="float">
            <text:p>91.2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5032" calcext:value-type="float">
            <text:p>91.3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808" calcext:value-type="float">
            <text:p>91.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7224" calcext:value-type="float">
            <text:p>91.3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284" calcext:value-type="float">
            <text:p>91.3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76" calcext:value-type="float">
            <text:p>91.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6264" calcext:value-type="float">
            <text:p>91.2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4072" calcext:value-type="float">
            <text:p>91.2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188" calcext:value-type="float">
            <text:p>91.2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236" calcext:value-type="float">
            <text:p>91.2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1128" calcext:value-type="float">
            <text:p>91.3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3696" calcext:value-type="float">
            <text:p>91.2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1504" calcext:value-type="float">
            <text:p>91.2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6264" calcext:value-type="float">
            <text:p>91.2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236" calcext:value-type="float">
            <text:p>91.2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5888" calcext:value-type="float">
            <text:p>91.3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9792" calcext:value-type="float">
            <text:p>91.2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5408" calcext:value-type="float">
            <text:p>91.2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7224" calcext:value-type="float">
            <text:p>91.3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0272" calcext:value-type="float">
            <text:p>91.3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5408" calcext:value-type="float">
            <text:p>91.2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236" calcext:value-type="float">
            <text:p>91.2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3696" calcext:value-type="float">
            <text:p>91.2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284" calcext:value-type="float">
            <text:p>91.3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0648" calcext:value-type="float">
            <text:p>91.2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7224" calcext:value-type="float">
            <text:p>91.3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8184" calcext:value-type="float">
            <text:p>91.3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6848" calcext:value-type="float">
            <text:p>91.3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856" calcext:value-type="float">
            <text:p>91.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2088" calcext:value-type="float">
            <text:p>91.3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5616" calcext:value-type="float">
            <text:p>91.4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3424" calcext:value-type="float">
            <text:p>91.4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3424" calcext:value-type="float">
            <text:p>91.4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2568" calcext:value-type="float">
            <text:p>91.4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1608" calcext:value-type="float">
            <text:p>91.3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6368" calcext:value-type="float">
            <text:p>91.3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6472" calcext:value-type="float">
            <text:p>91.4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9144" calcext:value-type="float">
            <text:p>91.4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2192" calcext:value-type="float">
            <text:p>91.4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7432" calcext:value-type="float">
            <text:p>91.4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2672" calcext:value-type="float">
            <text:p>91.4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6576" calcext:value-type="float">
            <text:p>91.4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4008" calcext:value-type="float">
            <text:p>91.5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7536" calcext:value-type="float">
            <text:p>91.5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192" calcext:value-type="float">
            <text:p>91.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5072" calcext:value-type="float">
            <text:p>91.6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7368" calcext:value-type="float">
            <text:p>91.7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62504" calcext:value-type="float">
            <text:p>91.6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5928" calcext:value-type="float">
            <text:p>91.6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3736" calcext:value-type="float">
            <text:p>91.6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96032" calcext:value-type="float">
            <text:p>91.6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2232" calcext:value-type="float">
            <text:p>91.7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6512" calcext:value-type="float">
            <text:p>91.7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6304" calcext:value-type="float">
            <text:p>91.5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716" calcext:value-type="float">
            <text:p>91.5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9352" calcext:value-type="float">
            <text:p>91.5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7536" calcext:value-type="float">
            <text:p>91.5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6304" calcext:value-type="float">
            <text:p>91.5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5448" calcext:value-type="float">
            <text:p>91.5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0764" calcext:value-type="float">
            <text:p>91.6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0688" calcext:value-type="float">
            <text:p>91.6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716" calcext:value-type="float">
            <text:p>91.5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0584" calcext:value-type="float">
            <text:p>91.5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2296" calcext:value-type="float">
            <text:p>91.5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8392" calcext:value-type="float">
            <text:p>91.5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572" calcext:value-type="float">
            <text:p>91.4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5344" calcext:value-type="float">
            <text:p>91.5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336" calcext:value-type="float">
            <text:p>91.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5344" calcext:value-type="float">
            <text:p>91.5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8392" calcext:value-type="float">
            <text:p>91.5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096" calcext:value-type="float">
            <text:p>91.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4384" calcext:value-type="float">
            <text:p>91.4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048" calcext:value-type="float">
            <text:p>91.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4008" calcext:value-type="float">
            <text:p>91.5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1336" calcext:value-type="float">
            <text:p>91.4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8016" calcext:value-type="float">
            <text:p>91.5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62" calcext:value-type="float">
            <text:p>91.5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7432" calcext:value-type="float">
            <text:p>91.4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9144" calcext:value-type="float">
            <text:p>91.4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3904" calcext:value-type="float">
            <text:p>91.4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192" calcext:value-type="float">
            <text:p>91.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572" calcext:value-type="float">
            <text:p>91.4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0376" calcext:value-type="float">
            <text:p>91.4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5992" calcext:value-type="float">
            <text:p>91.3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2568" calcext:value-type="float">
            <text:p>91.4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0584" calcext:value-type="float">
            <text:p>91.5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0584" calcext:value-type="float">
            <text:p>91.5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3152" calcext:value-type="float">
            <text:p>91.5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2672" calcext:value-type="float">
            <text:p>91.4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62" calcext:value-type="float">
            <text:p>91.5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9896" calcext:value-type="float">
            <text:p>91.3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2736" calcext:value-type="float">
            <text:p>91.2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1024" calcext:value-type="float">
            <text:p>91.2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2464" calcext:value-type="float">
            <text:p>91.3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952" calcext:value-type="float">
            <text:p>91.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5032" calcext:value-type="float">
            <text:p>91.3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236" calcext:value-type="float">
            <text:p>91.2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6368" calcext:value-type="float">
            <text:p>91.3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3528" calcext:value-type="float">
            <text:p>91.4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4656" calcext:value-type="float">
            <text:p>91.3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5032" calcext:value-type="float">
            <text:p>91.3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5888" calcext:value-type="float">
            <text:p>91.3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9896" calcext:value-type="float">
            <text:p>91.3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856" calcext:value-type="float">
            <text:p>91.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1608" calcext:value-type="float">
            <text:p>91.3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5888" calcext:value-type="float">
            <text:p>91.3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1504" calcext:value-type="float">
            <text:p>91.2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3048" calcext:value-type="float">
            <text:p>91.4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2568" calcext:value-type="float">
            <text:p>91.4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1128" calcext:value-type="float">
            <text:p>91.3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6368" calcext:value-type="float">
            <text:p>91.3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5992" calcext:value-type="float">
            <text:p>91.3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0752" calcext:value-type="float">
            <text:p>91.3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0272" calcext:value-type="float">
            <text:p>91.3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9416" calcext:value-type="float">
            <text:p>91.3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9896" calcext:value-type="float">
            <text:p>91.3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1608" calcext:value-type="float">
            <text:p>91.3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0376" calcext:value-type="float">
            <text:p>91.4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7328" calcext:value-type="float">
            <text:p>91.3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0752" calcext:value-type="float">
            <text:p>91.3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284" calcext:value-type="float">
            <text:p>91.3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5408" calcext:value-type="float">
            <text:p>91.2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71776" calcext:value-type="float">
            <text:p>91.1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5784" calcext:value-type="float">
            <text:p>91.2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1504" calcext:value-type="float">
            <text:p>91.2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0752" calcext:value-type="float">
            <text:p>91.3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6264" calcext:value-type="float">
            <text:p>91.2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952" calcext:value-type="float">
            <text:p>91.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476" calcext:value-type="float">
            <text:p>91.4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7224" calcext:value-type="float">
            <text:p>91.3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3592" calcext:value-type="float">
            <text:p>91.2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0544" calcext:value-type="float">
            <text:p>91.2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2568" calcext:value-type="float">
            <text:p>91.4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97912" calcext:value-type="float">
            <text:p>91.4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94864" calcext:value-type="float">
            <text:p>91.4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4968" calcext:value-type="float">
            <text:p>91.5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9144" calcext:value-type="float">
            <text:p>91.4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1504" calcext:value-type="float">
            <text:p>91.2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284" calcext:value-type="float">
            <text:p>91.3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6744" calcext:value-type="float">
            <text:p>91.2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5616" calcext:value-type="float">
            <text:p>91.4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2296" calcext:value-type="float">
            <text:p>91.5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6408" calcext:value-type="float">
            <text:p>91.6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096" calcext:value-type="float">
            <text:p>91.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62" calcext:value-type="float">
            <text:p>91.5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2088" calcext:value-type="float">
            <text:p>91.3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5888" calcext:value-type="float">
            <text:p>91.3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7808" calcext:value-type="float">
            <text:p>91.4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7056" calcext:value-type="float">
            <text:p>91.5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6304" calcext:value-type="float">
            <text:p>91.5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4008" calcext:value-type="float">
            <text:p>91.5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4384" calcext:value-type="float">
            <text:p>91.4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3424" calcext:value-type="float">
            <text:p>91.4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428" calcext:value-type="float">
            <text:p>91.3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0376" calcext:value-type="float">
            <text:p>91.4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952" calcext:value-type="float">
            <text:p>91.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572" calcext:value-type="float">
            <text:p>91.4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716" calcext:value-type="float">
            <text:p>91.5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096" calcext:value-type="float">
            <text:p>91.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1712" calcext:value-type="float">
            <text:p>91.4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8936" calcext:value-type="float">
            <text:p>91.3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8184" calcext:value-type="float">
            <text:p>91.3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94864" calcext:value-type="float">
            <text:p>91.4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6952" calcext:value-type="float">
            <text:p>91.4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4008" calcext:value-type="float">
            <text:p>91.5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2568" calcext:value-type="float">
            <text:p>91.4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1608" calcext:value-type="float">
            <text:p>91.3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8664" calcext:value-type="float">
            <text:p>91.4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8184" calcext:value-type="float">
            <text:p>91.3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096" calcext:value-type="float">
            <text:p>91.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0312" calcext:value-type="float">
            <text:p>91.6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1-12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96032" calcext:value-type="float">
            <text:p>91.6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5344" calcext:value-type="float">
            <text:p>91.5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4968" calcext:value-type="float">
            <text:p>91.5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3736" calcext:value-type="float">
            <text:p>91.6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6784" calcext:value-type="float">
            <text:p>91.6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6784" calcext:value-type="float">
            <text:p>91.6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3256" calcext:value-type="float">
            <text:p>91.5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6784" calcext:value-type="float">
            <text:p>91.6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8016" calcext:value-type="float">
            <text:p>91.5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3152" calcext:value-type="float">
            <text:p>91.5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2568" calcext:value-type="float">
            <text:p>91.4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8664" calcext:value-type="float">
            <text:p>91.4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7056" calcext:value-type="float">
            <text:p>91.5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144" calcext:value-type="float">
            <text:p>91.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2672" calcext:value-type="float">
            <text:p>91.4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8664" calcext:value-type="float">
            <text:p>91.4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096" calcext:value-type="float">
            <text:p>91.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5928" calcext:value-type="float">
            <text:p>91.6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5928" calcext:value-type="float">
            <text:p>91.6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9456" calcext:value-type="float">
            <text:p>91.6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0764" calcext:value-type="float">
            <text:p>91.6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97912" calcext:value-type="float">
            <text:p>91.4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0104" calcext:value-type="float">
            <text:p>91.5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01544" calcext:value-type="float">
            <text:p>91.6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3632" calcext:value-type="float">
            <text:p>91.5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97912" calcext:value-type="float">
            <text:p>91.4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8872" calcext:value-type="float">
            <text:p>91.5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2296" calcext:value-type="float">
            <text:p>91.5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7056" calcext:value-type="float">
            <text:p>91.5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6096" calcext:value-type="float">
            <text:p>91.4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8184" calcext:value-type="float">
            <text:p>91.3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332" calcext:value-type="float">
            <text:p>91.3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1336" calcext:value-type="float">
            <text:p>91.4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4008" calcext:value-type="float">
            <text:p>91.5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97912" calcext:value-type="float">
            <text:p>91.4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4112" calcext:value-type="float">
            <text:p>91.5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9248" calcext:value-type="float">
            <text:p>91.5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4384" calcext:value-type="float">
            <text:p>91.4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6096" calcext:value-type="float">
            <text:p>91.4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5344" calcext:value-type="float">
            <text:p>91.5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668" calcext:value-type="float">
            <text:p>91.5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048" calcext:value-type="float">
            <text:p>91.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3528" calcext:value-type="float">
            <text:p>91.4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524" calcext:value-type="float">
            <text:p>91.4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7704" calcext:value-type="float">
            <text:p>91.3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9896" calcext:value-type="float">
            <text:p>91.3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2568" calcext:value-type="float">
            <text:p>91.4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6472" calcext:value-type="float">
            <text:p>91.4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8392" calcext:value-type="float">
            <text:p>91.5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7328" calcext:value-type="float">
            <text:p>91.3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428" calcext:value-type="float">
            <text:p>91.3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3528" calcext:value-type="float">
            <text:p>91.4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62" calcext:value-type="float">
            <text:p>91.5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8392" calcext:value-type="float">
            <text:p>91.5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3152" calcext:value-type="float">
            <text:p>91.5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2192" calcext:value-type="float">
            <text:p>91.4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8392" calcext:value-type="float">
            <text:p>91.5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192" calcext:value-type="float">
            <text:p>91.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0104" calcext:value-type="float">
            <text:p>91.5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5992" calcext:value-type="float">
            <text:p>91.3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5992" calcext:value-type="float">
            <text:p>91.3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94864" calcext:value-type="float">
            <text:p>91.4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0856" calcext:value-type="float">
            <text:p>91.4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5616" calcext:value-type="float">
            <text:p>91.4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6952" calcext:value-type="float">
            <text:p>91.4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8768" calcext:value-type="float">
            <text:p>91.4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91816" calcext:value-type="float">
            <text:p>91.4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6952" calcext:value-type="float">
            <text:p>91.4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7808" calcext:value-type="float">
            <text:p>91.4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2568" calcext:value-type="float">
            <text:p>91.4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97912" calcext:value-type="float">
            <text:p>91.4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62" calcext:value-type="float">
            <text:p>91.5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94864" calcext:value-type="float">
            <text:p>91.4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096" calcext:value-type="float">
            <text:p>91.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192" calcext:value-type="float">
            <text:p>91.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4112" calcext:value-type="float">
            <text:p>91.5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8288" calcext:value-type="float">
            <text:p>91.4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9624" calcext:value-type="float">
            <text:p>91.4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4488" calcext:value-type="float">
            <text:p>91.5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3048" calcext:value-type="float">
            <text:p>91.4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8664" calcext:value-type="float">
            <text:p>91.4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524" calcext:value-type="float">
            <text:p>91.4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7056" calcext:value-type="float">
            <text:p>91.5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2776" calcext:value-type="float">
            <text:p>91.5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0764" calcext:value-type="float">
            <text:p>91.6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5448" calcext:value-type="float">
            <text:p>91.5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2776" calcext:value-type="float">
            <text:p>91.5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4008" calcext:value-type="float">
            <text:p>91.5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8768" calcext:value-type="float">
            <text:p>91.4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0104" calcext:value-type="float">
            <text:p>91.5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7536" calcext:value-type="float">
            <text:p>91.5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10-12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5448" calcext:value-type="float">
            <text:p>91.5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9-26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01544" calcext:value-type="float">
            <text:p>91.6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2736" calcext:value-type="float">
            <text:p>91.2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664" calcext:value-type="float">
            <text:p>91.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87016" calcext:value-type="float">
            <text:p>91.1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7496" calcext:value-type="float">
            <text:p>91.2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664" calcext:value-type="float">
            <text:p>91.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664" calcext:value-type="float">
            <text:p>91.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83968" calcext:value-type="float">
            <text:p>91.1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0064" calcext:value-type="float">
            <text:p>91.1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568" calcext:value-type="float">
            <text:p>91.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77872" calcext:value-type="float">
            <text:p>91.1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77872" calcext:value-type="float">
            <text:p>91.1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77872" calcext:value-type="float">
            <text:p>91.1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05304" calcext:value-type="float">
            <text:p>91.2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8832" calcext:value-type="float">
            <text:p>91.2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2736" calcext:value-type="float">
            <text:p>91.2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0544" calcext:value-type="float">
            <text:p>91.2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77872" calcext:value-type="float">
            <text:p>91.1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02256" calcext:value-type="float">
            <text:p>91.2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4072" calcext:value-type="float">
            <text:p>91.2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7224" calcext:value-type="float">
            <text:p>91.3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5408" calcext:value-type="float">
            <text:p>91.2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188" calcext:value-type="float">
            <text:p>91.2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8832" calcext:value-type="float">
            <text:p>91.2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6264" calcext:value-type="float">
            <text:p>91.2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0168" calcext:value-type="float">
            <text:p>91.2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236" calcext:value-type="float">
            <text:p>91.2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3696" calcext:value-type="float">
            <text:p>91.2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5032" calcext:value-type="float">
            <text:p>91.3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5992" calcext:value-type="float">
            <text:p>91.3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1336" calcext:value-type="float">
            <text:p>91.4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3528" calcext:value-type="float">
            <text:p>91.4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524" calcext:value-type="float">
            <text:p>91.4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5992" calcext:value-type="float">
            <text:p>91.3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38" calcext:value-type="float">
            <text:p>91.3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5992" calcext:value-type="float">
            <text:p>91.3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2088" calcext:value-type="float">
            <text:p>91.3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6576" calcext:value-type="float">
            <text:p>91.4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2672" calcext:value-type="float">
            <text:p>91.4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9624" calcext:value-type="float">
            <text:p>91.4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524" calcext:value-type="float">
            <text:p>91.4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2672" calcext:value-type="float">
            <text:p>91.4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2296" calcext:value-type="float">
            <text:p>91.5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8392" calcext:value-type="float">
            <text:p>91.5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8768" calcext:value-type="float">
            <text:p>91.4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572" calcext:value-type="float">
            <text:p>91.4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7056" calcext:value-type="float">
            <text:p>91.5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144" calcext:value-type="float">
            <text:p>91.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24" calcext:value-type="float">
            <text:p>91.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9456" calcext:value-type="float">
            <text:p>91.6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24" calcext:value-type="float">
            <text:p>91.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9728" calcext:value-type="float">
            <text:p>91.5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4008" calcext:value-type="float">
            <text:p>91.5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6576" calcext:value-type="float">
            <text:p>91.4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9624" calcext:value-type="float">
            <text:p>91.4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9248" calcext:value-type="float">
            <text:p>91.5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144" calcext:value-type="float">
            <text:p>91.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096" calcext:value-type="float">
            <text:p>91.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524" calcext:value-type="float">
            <text:p>91.4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1232" calcext:value-type="float">
            <text:p>91.3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0648" calcext:value-type="float">
            <text:p>91.2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8936" calcext:value-type="float">
            <text:p>91.3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7328" calcext:value-type="float">
            <text:p>91.3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94864" calcext:value-type="float">
            <text:p>91.4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1336" calcext:value-type="float">
            <text:p>91.4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284" calcext:value-type="float">
            <text:p>91.3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1984" calcext:value-type="float">
            <text:p>91.3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9416" calcext:value-type="float">
            <text:p>91.3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4384" calcext:value-type="float">
            <text:p>91.4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76" calcext:value-type="float">
            <text:p>91.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0648" calcext:value-type="float">
            <text:p>91.2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6744" calcext:value-type="float">
            <text:p>91.2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1712" calcext:value-type="float">
            <text:p>91.4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5992" calcext:value-type="float">
            <text:p>91.3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2088" calcext:value-type="float">
            <text:p>91.3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3904" calcext:value-type="float">
            <text:p>91.4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572" calcext:value-type="float">
            <text:p>91.4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2672" calcext:value-type="float">
            <text:p>91.4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1712" calcext:value-type="float">
            <text:p>91.4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5616" calcext:value-type="float">
            <text:p>91.4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0272" calcext:value-type="float">
            <text:p>91.3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188" calcext:value-type="float">
            <text:p>91.2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0168" calcext:value-type="float">
            <text:p>91.2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0648" calcext:value-type="float">
            <text:p>91.2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1232" calcext:value-type="float">
            <text:p>91.3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8456" calcext:value-type="float">
            <text:p>91.2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6264" calcext:value-type="float">
            <text:p>91.2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4072" calcext:value-type="float">
            <text:p>91.2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14" calcext:value-type="float">
            <text:p>91.2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664" calcext:value-type="float">
            <text:p>91.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3216" calcext:value-type="float">
            <text:p>91.2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0544" calcext:value-type="float">
            <text:p>91.2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9688" calcext:value-type="float">
            <text:p>91.2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0648" calcext:value-type="float">
            <text:p>91.2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9896" calcext:value-type="float">
            <text:p>91.3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4928" calcext:value-type="float">
            <text:p>91.2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08352" calcext:value-type="float">
            <text:p>91.2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77872" calcext:value-type="float">
            <text:p>91.1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0064" calcext:value-type="float">
            <text:p>91.1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0544" calcext:value-type="float">
            <text:p>91.2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616" calcext:value-type="float">
            <text:p>91.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14" calcext:value-type="float">
            <text:p>91.2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4072" calcext:value-type="float">
            <text:p>91.2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9688" calcext:value-type="float">
            <text:p>91.2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87016" calcext:value-type="float">
            <text:p>91.1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83968" calcext:value-type="float">
            <text:p>91.1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3112" calcext:value-type="float">
            <text:p>91.1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8896" calcext:value-type="float">
            <text:p>90.9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4136" calcext:value-type="float">
            <text:p>91.0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28" calcext:value-type="float">
            <text:p>90.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1944" calcext:value-type="float">
            <text:p>90.9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4616" calcext:value-type="float">
            <text:p>91.0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5784" calcext:value-type="float">
            <text:p>91.2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996" calcext:value-type="float">
            <text:p>91.1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4888" calcext:value-type="float">
            <text:p>90.9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0128" calcext:value-type="float">
            <text:p>90.9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4888" calcext:value-type="float">
            <text:p>90.9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7936" calcext:value-type="float">
            <text:p>90.9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9752" calcext:value-type="float">
            <text:p>90.9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4032" calcext:value-type="float">
            <text:p>90.9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7936" calcext:value-type="float">
            <text:p>90.9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2696" calcext:value-type="float">
            <text:p>90.9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2696" calcext:value-type="float">
            <text:p>90.9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756" calcext:value-type="float">
            <text:p>90.9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4616" calcext:value-type="float">
            <text:p>91.0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1192" calcext:value-type="float">
            <text:p>91.0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6432" calcext:value-type="float">
            <text:p>91.0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472" calcext:value-type="float">
            <text:p>91.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5096" calcext:value-type="float">
            <text:p>91.0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4304" calcext:value-type="float">
            <text:p>90.8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6392" calcext:value-type="float">
            <text:p>90.7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8584" calcext:value-type="float">
            <text:p>90.7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756" calcext:value-type="float">
            <text:p>90.9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66" calcext:value-type="float">
            <text:p>90.9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7728" calcext:value-type="float">
            <text:p>90.7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6016" calcext:value-type="float">
            <text:p>90.8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9272" calcext:value-type="float">
            <text:p>90.9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9544" calcext:value-type="float">
            <text:p>90.8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7832" calcext:value-type="float">
            <text:p>90.8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9752" calcext:value-type="float">
            <text:p>90.9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896" calcext:value-type="float">
            <text:p>90.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3344" calcext:value-type="float">
            <text:p>90.7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6496" calcext:value-type="float">
            <text:p>90.8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1736" calcext:value-type="float">
            <text:p>90.8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468" calcext:value-type="float">
            <text:p>90.7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7728" calcext:value-type="float">
            <text:p>90.7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4304" calcext:value-type="float">
            <text:p>90.8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708" calcext:value-type="float">
            <text:p>90.9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8792" calcext:value-type="float">
            <text:p>90.9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4888" calcext:value-type="float">
            <text:p>90.9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2048" calcext:value-type="float">
            <text:p>91.0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184" calcext:value-type="float">
            <text:p>90.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612" calcext:value-type="float">
            <text:p>90.8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6496" calcext:value-type="float">
            <text:p>90.8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4952" calcext:value-type="float">
            <text:p>90.6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4096" calcext:value-type="float">
            <text:p>90.6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1424" calcext:value-type="float">
            <text:p>90.6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8376" calcext:value-type="float">
            <text:p>90.6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896" calcext:value-type="float">
            <text:p>90.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3072" calcext:value-type="float">
            <text:p>90.8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9648" calcext:value-type="float">
            <text:p>90.9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3136" calcext:value-type="float">
            <text:p>90.6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2-16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5912" calcext:value-type="float">
            <text:p>90.7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896" calcext:value-type="float">
            <text:p>90.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9544" calcext:value-type="float">
            <text:p>90.8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0232" calcext:value-type="float">
            <text:p>91.0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7728" calcext:value-type="float">
            <text:p>90.7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0776" calcext:value-type="float">
            <text:p>90.7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6976" calcext:value-type="float">
            <text:p>90.8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6224" calcext:value-type="float">
            <text:p>90.9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756" calcext:value-type="float">
            <text:p>90.9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1464" calcext:value-type="float">
            <text:p>90.9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4512" calcext:value-type="float">
            <text:p>90.9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4992" calcext:value-type="float">
            <text:p>90.9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1048" calcext:value-type="float">
            <text:p>90.6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1048" calcext:value-type="float">
            <text:p>90.6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5432" calcext:value-type="float">
            <text:p>90.7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8792" calcext:value-type="float">
            <text:p>90.9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4408" calcext:value-type="float">
            <text:p>90.8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0608" calcext:value-type="float">
            <text:p>90.9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0608" calcext:value-type="float">
            <text:p>90.9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756" calcext:value-type="float">
            <text:p>90.9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9544" calcext:value-type="float">
            <text:p>90.8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5744" calcext:value-type="float">
            <text:p>90.9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4032" calcext:value-type="float">
            <text:p>90.9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708" calcext:value-type="float">
            <text:p>90.9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3176" calcext:value-type="float">
            <text:p>90.9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6976" calcext:value-type="float">
            <text:p>90.8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0024" calcext:value-type="float">
            <text:p>90.8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5744" calcext:value-type="float">
            <text:p>90.9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0608" calcext:value-type="float">
            <text:p>90.9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1736" calcext:value-type="float">
            <text:p>90.8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1736" calcext:value-type="float">
            <text:p>90.8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6224" calcext:value-type="float">
            <text:p>90.9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5576" calcext:value-type="float">
            <text:p>91.0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3864" calcext:value-type="float">
            <text:p>91.1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568" calcext:value-type="float">
            <text:p>91.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3072" calcext:value-type="float">
            <text:p>90.8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3448" calcext:value-type="float">
            <text:p>90.8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3448" calcext:value-type="float">
            <text:p>90.8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2216" calcext:value-type="float">
            <text:p>90.8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4408" calcext:value-type="float">
            <text:p>90.8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8416" calcext:value-type="float">
            <text:p>90.9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0712" calcext:value-type="float">
            <text:p>91.0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0776" calcext:value-type="float">
            <text:p>90.7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4096" calcext:value-type="float">
            <text:p>90.6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3072" calcext:value-type="float">
            <text:p>90.8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1256" calcext:value-type="float">
            <text:p>90.8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5432" calcext:value-type="float">
            <text:p>90.7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2384" calcext:value-type="float">
            <text:p>90.7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6768" calcext:value-type="float">
            <text:p>90.7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1256" calcext:value-type="float">
            <text:p>90.8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2488" calcext:value-type="float">
            <text:p>90.7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2488" calcext:value-type="float">
            <text:p>90.7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4304" calcext:value-type="float">
            <text:p>90.8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184" calcext:value-type="float">
            <text:p>90.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6224" calcext:value-type="float">
            <text:p>90.9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0608" calcext:value-type="float">
            <text:p>90.9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6704" calcext:value-type="float">
            <text:p>90.9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564" calcext:value-type="float">
            <text:p>90.8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8688" calcext:value-type="float">
            <text:p>90.8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088" calcext:value-type="float">
            <text:p>90.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136" calcext:value-type="float">
            <text:p>90.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66" calcext:value-type="float">
            <text:p>90.9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6704" calcext:value-type="float">
            <text:p>90.9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9752" calcext:value-type="float">
            <text:p>90.9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564" calcext:value-type="float">
            <text:p>90.8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2968" calcext:value-type="float">
            <text:p>90.8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516" calcext:value-type="float">
            <text:p>90.8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2216" calcext:value-type="float">
            <text:p>90.8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4408" calcext:value-type="float">
            <text:p>90.8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0504" calcext:value-type="float">
            <text:p>90.9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66" calcext:value-type="float">
            <text:p>90.9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4512" calcext:value-type="float">
            <text:p>90.9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804" calcext:value-type="float">
            <text:p>90.9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2048" calcext:value-type="float">
            <text:p>91.0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0712" calcext:value-type="float">
            <text:p>91.0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7288" calcext:value-type="float">
            <text:p>91.0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5096" calcext:value-type="float">
            <text:p>91.0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1192" calcext:value-type="float">
            <text:p>91.0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1192" calcext:value-type="float">
            <text:p>91.0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0336" calcext:value-type="float">
            <text:p>91.0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852" calcext:value-type="float">
            <text:p>91.0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6704" calcext:value-type="float">
            <text:p>90.9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6704" calcext:value-type="float">
            <text:p>90.9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9584" calcext:value-type="float">
            <text:p>91.1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5576" calcext:value-type="float">
            <text:p>91.0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472" calcext:value-type="float">
            <text:p>91.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2632" calcext:value-type="float">
            <text:p>91.1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996" calcext:value-type="float">
            <text:p>91.1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7288" calcext:value-type="float">
            <text:p>91.0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948" calcext:value-type="float">
            <text:p>91.0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83968" calcext:value-type="float">
            <text:p>91.1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4928" calcext:value-type="float">
            <text:p>91.2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0168" calcext:value-type="float">
            <text:p>91.2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188" calcext:value-type="float">
            <text:p>91.2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2152" calcext:value-type="float">
            <text:p>91.1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2152" calcext:value-type="float">
            <text:p>91.1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8248" calcext:value-type="float">
            <text:p>91.1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6536" calcext:value-type="float">
            <text:p>91.1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8728" calcext:value-type="float">
            <text:p>91.1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08352" calcext:value-type="float">
            <text:p>91.2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664" calcext:value-type="float">
            <text:p>91.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5784" calcext:value-type="float">
            <text:p>91.2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664" calcext:value-type="float">
            <text:p>91.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3592" calcext:value-type="float">
            <text:p>91.2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044" calcext:value-type="float">
            <text:p>91.1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472" calcext:value-type="float">
            <text:p>91.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1672" calcext:value-type="float">
            <text:p>91.1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3488" calcext:value-type="float">
            <text:p>91.1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4344" calcext:value-type="float">
            <text:p>91.1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9752" calcext:value-type="float">
            <text:p>90.9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9752" calcext:value-type="float">
            <text:p>90.9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4616" calcext:value-type="float">
            <text:p>91.0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2904" calcext:value-type="float">
            <text:p>91.0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9856" calcext:value-type="float">
            <text:p>91.0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5576" calcext:value-type="float">
            <text:p>91.0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08352" calcext:value-type="float">
            <text:p>91.2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8144" calcext:value-type="float">
            <text:p>91.0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7184" calcext:value-type="float">
            <text:p>91.0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804" calcext:value-type="float">
            <text:p>90.9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5576" calcext:value-type="float">
            <text:p>91.0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4928" calcext:value-type="float">
            <text:p>91.2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6432" calcext:value-type="float">
            <text:p>91.0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1568" calcext:value-type="float">
            <text:p>91.0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612" calcext:value-type="float">
            <text:p>90.8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612" calcext:value-type="float">
            <text:p>90.8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7936" calcext:value-type="float">
            <text:p>90.9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1944" calcext:value-type="float">
            <text:p>90.9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4992" calcext:value-type="float">
            <text:p>90.9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0816" calcext:value-type="float">
            <text:p>91.1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1192" calcext:value-type="float">
            <text:p>91.0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1192" calcext:value-type="float">
            <text:p>91.0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1192" calcext:value-type="float">
            <text:p>91.0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8144" calcext:value-type="float">
            <text:p>91.0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7288" calcext:value-type="float">
            <text:p>91.0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472" calcext:value-type="float">
            <text:p>91.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3384" calcext:value-type="float">
            <text:p>91.0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1568" calcext:value-type="float">
            <text:p>91.0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852" calcext:value-type="float">
            <text:p>91.0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4616" calcext:value-type="float">
            <text:p>91.0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8144" calcext:value-type="float">
            <text:p>91.0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1192" calcext:value-type="float">
            <text:p>91.0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8624" calcext:value-type="float">
            <text:p>91.0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6432" calcext:value-type="float">
            <text:p>91.0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0336" calcext:value-type="float">
            <text:p>91.0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8092" calcext:value-type="float">
            <text:p>91.1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1192" calcext:value-type="float">
            <text:p>91.0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1568" calcext:value-type="float">
            <text:p>91.0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5472" calcext:value-type="float">
            <text:p>91.0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3864" calcext:value-type="float">
            <text:p>91.1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2424" calcext:value-type="float">
            <text:p>91.0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2424" calcext:value-type="float">
            <text:p>91.0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9752" calcext:value-type="float">
            <text:p>90.9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6704" calcext:value-type="float">
            <text:p>90.9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8896" calcext:value-type="float">
            <text:p>90.9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4616" calcext:value-type="float">
            <text:p>91.0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9" calcext:value-type="float">
            <text:p>91.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9856" calcext:value-type="float">
            <text:p>91.0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2424" calcext:value-type="float">
            <text:p>91.0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708" calcext:value-type="float">
            <text:p>90.9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4032" calcext:value-type="float">
            <text:p>90.9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232" calcext:value-type="float">
            <text:p>90.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7936" calcext:value-type="float">
            <text:p>90.9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5264" calcext:value-type="float">
            <text:p>90.8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7832" calcext:value-type="float">
            <text:p>90.8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1256" calcext:value-type="float">
            <text:p>90.8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5536" calcext:value-type="float">
            <text:p>90.7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9064" calcext:value-type="float">
            <text:p>90.8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9064" calcext:value-type="float">
            <text:p>90.8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4304" calcext:value-type="float">
            <text:p>90.8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3448" calcext:value-type="float">
            <text:p>90.8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2592" calcext:value-type="float">
            <text:p>90.8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1736" calcext:value-type="float">
            <text:p>90.8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516" calcext:value-type="float">
            <text:p>90.8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5536" calcext:value-type="float">
            <text:p>90.7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3344" calcext:value-type="float">
            <text:p>90.7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6768" calcext:value-type="float">
            <text:p>90.7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7624" calcext:value-type="float">
            <text:p>90.7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6288" calcext:value-type="float">
            <text:p>90.6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9336" calcext:value-type="float">
            <text:p>90.6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3616" calcext:value-type="float">
            <text:p>90.6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4472" calcext:value-type="float">
            <text:p>90.6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9712" calcext:value-type="float">
            <text:p>90.6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7624" calcext:value-type="float">
            <text:p>90.7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4304" calcext:value-type="float">
            <text:p>90.8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8104" calcext:value-type="float">
            <text:p>90.7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6392" calcext:value-type="float">
            <text:p>90.7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5432" calcext:value-type="float">
            <text:p>90.7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4096" calcext:value-type="float">
            <text:p>90.6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1048" calcext:value-type="float">
            <text:p>90.6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2864" calcext:value-type="float">
            <text:p>90.7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0672" calcext:value-type="float">
            <text:p>90.7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2384" calcext:value-type="float">
            <text:p>90.7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468" calcext:value-type="float">
            <text:p>90.7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992" calcext:value-type="float">
            <text:p>90.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1152" calcext:value-type="float">
            <text:p>90.7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7624" calcext:value-type="float">
            <text:p>90.7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7728" calcext:value-type="float">
            <text:p>90.7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8584" calcext:value-type="float">
            <text:p>90.7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896" calcext:value-type="float">
            <text:p>90.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0336" calcext:value-type="float">
            <text:p>91.0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5472" calcext:value-type="float">
            <text:p>91.0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2592" calcext:value-type="float">
            <text:p>90.8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948" calcext:value-type="float">
            <text:p>91.0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2152" calcext:value-type="float">
            <text:p>91.1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0336" calcext:value-type="float">
            <text:p>91.0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1672" calcext:value-type="float">
            <text:p>91.1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6912" calcext:value-type="float">
            <text:p>91.1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2048" calcext:value-type="float">
            <text:p>91.0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2048" calcext:value-type="float">
            <text:p>91.0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0984" calcext:value-type="float">
            <text:p>90.9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0984" calcext:value-type="float">
            <text:p>90.9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4616" calcext:value-type="float">
            <text:p>91.0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4952" calcext:value-type="float">
            <text:p>90.6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8856" calcext:value-type="float">
            <text:p>90.6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4368" calcext:value-type="float">
            <text:p>90.5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0256" calcext:value-type="float">
            <text:p>90.4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4056" calcext:value-type="float">
            <text:p>90.3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1008" calcext:value-type="float">
            <text:p>90.3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224" calcext:value-type="float">
            <text:p>90.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7104" calcext:value-type="float">
            <text:p>90.3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0256" calcext:value-type="float">
            <text:p>90.4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224" calcext:value-type="float">
            <text:p>90.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3952" calcext:value-type="float">
            <text:p>90.2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3472" calcext:value-type="float">
            <text:p>90.2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0528" calcext:value-type="float">
            <text:p>90.3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5664" calcext:value-type="float">
            <text:p>90.2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9568" calcext:value-type="float">
            <text:p>90.2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844" calcext:value-type="float">
            <text:p>90.3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1968" calcext:value-type="float">
            <text:p>90.4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94" calcext:value-type="float">
            <text:p>90.4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1864" calcext:value-type="float">
            <text:p>90.3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5392" calcext:value-type="float">
            <text:p>90.3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9024" calcext:value-type="float">
            <text:p>90.4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2552" calcext:value-type="float">
            <text:p>90.5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8336" calcext:value-type="float">
            <text:p>90.3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6248" calcext:value-type="float">
            <text:p>90.3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3136" calcext:value-type="float">
            <text:p>90.6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3136" calcext:value-type="float">
            <text:p>90.6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2552" calcext:value-type="float">
            <text:p>90.5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6624" calcext:value-type="float">
            <text:p>90.3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844" calcext:value-type="float">
            <text:p>90.3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6624" calcext:value-type="float">
            <text:p>90.3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2512" calcext:value-type="float">
            <text:p>90.2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9088" calcext:value-type="float">
            <text:p>90.2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7376" calcext:value-type="float">
            <text:p>90.2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5184" calcext:value-type="float">
            <text:p>90.2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5184" calcext:value-type="float">
            <text:p>90.2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6792" calcext:value-type="float">
            <text:p>90.1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6896" calcext:value-type="float">
            <text:p>90.2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0048" calcext:value-type="float">
            <text:p>90.3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2888" calcext:value-type="float">
            <text:p>90.1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3848" calcext:value-type="float">
            <text:p>90.2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2888" calcext:value-type="float">
            <text:p>90.1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7376" calcext:value-type="float">
            <text:p>90.2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9944" calcext:value-type="float">
            <text:p>90.2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0216" calcext:value-type="float">
            <text:p>90.1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412" calcext:value-type="float">
            <text:p>90.1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7648" calcext:value-type="float">
            <text:p>90.1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8504" calcext:value-type="float">
            <text:p>90.1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4496" calcext:value-type="float">
            <text:p>90.0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1928" calcext:value-type="float">
            <text:p>90.1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1448" calcext:value-type="float">
            <text:p>90.0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3848" calcext:value-type="float">
            <text:p>90.2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6688" calcext:value-type="float">
            <text:p>90.0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46" calcext:value-type="float">
            <text:p>90.1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1072" calcext:value-type="float">
            <text:p>90.1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2888" calcext:value-type="float">
            <text:p>90.1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0904" calcext:value-type="float">
            <text:p>90.2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3952" calcext:value-type="float">
            <text:p>90.2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9192" calcext:value-type="float">
            <text:p>90.3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9192" calcext:value-type="float">
            <text:p>90.3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8984" calcext:value-type="float">
            <text:p>90.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604" calcext:value-type="float">
            <text:p>90.2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2-1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2992" calcext:value-type="float">
            <text:p>90.2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46" calcext:value-type="float">
            <text:p>90.1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8336" calcext:value-type="float">
            <text:p>90.3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2616" calcext:value-type="float">
            <text:p>90.2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4056" calcext:value-type="float">
            <text:p>90.3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6144" calcext:value-type="float">
            <text:p>90.3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604" calcext:value-type="float">
            <text:p>90.2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7584" calcext:value-type="float">
            <text:p>90.3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2992" calcext:value-type="float">
            <text:p>90.2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6248" calcext:value-type="float">
            <text:p>90.3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5392" calcext:value-type="float">
            <text:p>90.3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9672" calcext:value-type="float">
            <text:p>90.3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604" calcext:value-type="float">
            <text:p>90.2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8336" calcext:value-type="float">
            <text:p>90.3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1696" calcext:value-type="float">
            <text:p>90.5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276" calcext:value-type="float">
            <text:p>90.6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0904" calcext:value-type="float">
            <text:p>90.2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6896" calcext:value-type="float">
            <text:p>90.2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9672" calcext:value-type="float">
            <text:p>90.3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5288" calcext:value-type="float">
            <text:p>90.3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1864" calcext:value-type="float">
            <text:p>90.3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6728" calcext:value-type="float">
            <text:p>90.4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2552" calcext:value-type="float">
            <text:p>90.5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8544" calcext:value-type="float">
            <text:p>90.4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4408" calcext:value-type="float">
            <text:p>90.8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9168" calcext:value-type="float">
            <text:p>90.8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9544" calcext:value-type="float">
            <text:p>90.8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3512" calcext:value-type="float">
            <text:p>90.5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324" calcext:value-type="float">
            <text:p>90.6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0568" calcext:value-type="float">
            <text:p>90.6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5872" calcext:value-type="float">
            <text:p>90.4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5976" calcext:value-type="float">
            <text:p>90.4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412" calcext:value-type="float">
            <text:p>90.1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6896" calcext:value-type="float">
            <text:p>90.2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556" calcext:value-type="float">
            <text:p>90.2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3264" calcext:value-type="float">
            <text:p>90.1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4768" calcext:value-type="float">
            <text:p>89.9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3912" calcext:value-type="float">
            <text:p>89.9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2-06 0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7712" calcext:value-type="float">
            <text:p>89.8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3056" calcext:value-type="float">
            <text:p>89.9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4872" calcext:value-type="float">
            <text:p>90.0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9152" calcext:value-type="float">
            <text:p>89.9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7816" calcext:value-type="float">
            <text:p>89.9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8192" calcext:value-type="float">
            <text:p>89.9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124" calcext:value-type="float">
            <text:p>89.9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5416" calcext:value-type="float">
            <text:p>89.8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4456" calcext:value-type="float">
            <text:p>89.7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9048" calcext:value-type="float">
            <text:p>89.9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648" calcext:value-type="float">
            <text:p>89.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696" calcext:value-type="float">
            <text:p>89.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1032" calcext:value-type="float">
            <text:p>89.7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9904" calcext:value-type="float">
            <text:p>89.9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5144" calcext:value-type="float">
            <text:p>89.9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6856" calcext:value-type="float">
            <text:p>89.9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7608" calcext:value-type="float">
            <text:p>89.8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232" calcext:value-type="float">
            <text:p>89.8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9424" calcext:value-type="float">
            <text:p>89.8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648" calcext:value-type="float">
            <text:p>89.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1512" calcext:value-type="float">
            <text:p>89.8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9592" calcext:value-type="float">
            <text:p>89.6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7672" calcext:value-type="float">
            <text:p>89.5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4248" calcext:value-type="float">
            <text:p>89.6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8152" calcext:value-type="float">
            <text:p>89.6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3496" calcext:value-type="float">
            <text:p>89.6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3872" calcext:value-type="float">
            <text:p>89.6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216" calcext:value-type="float">
            <text:p>89.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216" calcext:value-type="float">
            <text:p>89.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0344" calcext:value-type="float">
            <text:p>89.6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6064" calcext:value-type="float">
            <text:p>89.6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8256" calcext:value-type="float">
            <text:p>89.6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1304" calcext:value-type="float">
            <text:p>89.6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3392" calcext:value-type="float">
            <text:p>89.6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5208" calcext:value-type="float">
            <text:p>89.6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7504" calcext:value-type="float">
            <text:p>89.7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3496" calcext:value-type="float">
            <text:p>89.6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2536" calcext:value-type="float">
            <text:p>89.6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6064" calcext:value-type="float">
            <text:p>89.6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7024" calcext:value-type="float">
            <text:p>89.7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5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8736" calcext:value-type="float">
            <text:p>89.7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4728" calcext:value-type="float">
            <text:p>89.6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5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2056" calcext:value-type="float">
            <text:p>89.6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5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0552" calcext:value-type="float">
            <text:p>89.7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5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692" calcext:value-type="float">
            <text:p>89.6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6648" calcext:value-type="float">
            <text:p>89.7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0552" calcext:value-type="float">
            <text:p>89.7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4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4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4184" calcext:value-type="float">
            <text:p>89.8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4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1032" calcext:value-type="float">
            <text:p>89.7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8464" calcext:value-type="float">
            <text:p>89.8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0552" calcext:value-type="float">
            <text:p>89.7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3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1512" calcext:value-type="float">
            <text:p>89.8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8256" calcext:value-type="float">
            <text:p>89.6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2744" calcext:value-type="float">
            <text:p>89.7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9696" calcext:value-type="float">
            <text:p>89.7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3872" calcext:value-type="float">
            <text:p>89.6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2-15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2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4728" calcext:value-type="float">
            <text:p>89.6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9112" calcext:value-type="float">
            <text:p>89.6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1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5688" calcext:value-type="float">
            <text:p>89.7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1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3496" calcext:value-type="float">
            <text:p>89.6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8152" calcext:value-type="float">
            <text:p>89.6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2536" calcext:value-type="float">
            <text:p>89.6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12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2744" calcext:value-type="float">
            <text:p>89.7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12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2848" calcext:value-type="float">
            <text:p>89.8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2744" calcext:value-type="float">
            <text:p>89.7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9112" calcext:value-type="float">
            <text:p>89.6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1472" calcext:value-type="float">
            <text:p>89.5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10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7192" calcext:value-type="float">
            <text:p>89.5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5376" calcext:value-type="float">
            <text:p>89.4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2912" calcext:value-type="float">
            <text:p>89.5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8152" calcext:value-type="float">
            <text:p>89.6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9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5584" calcext:value-type="float">
            <text:p>89.6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8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3392" calcext:value-type="float">
            <text:p>89.6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8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8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3872" calcext:value-type="float">
            <text:p>89.6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0344" calcext:value-type="float">
            <text:p>89.6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8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74" calcext:value-type="float">
            <text:p>89.6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8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3872" calcext:value-type="float">
            <text:p>89.6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7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9216" calcext:value-type="float">
            <text:p>89.7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7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0552" calcext:value-type="float">
            <text:p>89.7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7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7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3808" calcext:value-type="float">
            <text:p>89.9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7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8944" calcext:value-type="float">
            <text:p>89.8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504" calcext:value-type="float">
            <text:p>89.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172" calcext:value-type="float">
            <text:p>89.9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6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1616" calcext:value-type="float">
            <text:p>89.8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6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0176" calcext:value-type="float">
            <text:p>89.8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6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5896" calcext:value-type="float">
            <text:p>89.8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4456" calcext:value-type="float">
            <text:p>89.7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5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6752" calcext:value-type="float">
            <text:p>89.8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5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7984" calcext:value-type="float">
            <text:p>89.7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6376" calcext:value-type="float">
            <text:p>89.8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5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6856" calcext:value-type="float">
            <text:p>89.9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7816" calcext:value-type="float">
            <text:p>89.9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4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5352" calcext:value-type="float">
            <text:p>90.0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6688" calcext:value-type="float">
            <text:p>90.0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3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6688" calcext:value-type="float">
            <text:p>90.0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2408" calcext:value-type="float">
            <text:p>90.1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3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1072" calcext:value-type="float">
            <text:p>90.1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3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3-02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2512" calcext:value-type="float">
            <text:p>90.2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2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5352" calcext:value-type="float">
            <text:p>90.0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2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1072" calcext:value-type="float">
            <text:p>90.1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2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4496" calcext:value-type="float">
            <text:p>90.0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2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0488" calcext:value-type="float">
            <text:p>90.0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1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9904" calcext:value-type="float">
            <text:p>89.9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1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1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9424" calcext:value-type="float">
            <text:p>89.8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1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648" calcext:value-type="float">
            <text:p>89.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7-0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2576" calcext:value-type="float">
            <text:p>89.9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1616" calcext:value-type="float">
            <text:p>89.8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1448" calcext:value-type="float">
            <text:p>90.0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12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316" calcext:value-type="float">
            <text:p>90.0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1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172" calcext:value-type="float">
            <text:p>89.9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6792" calcext:value-type="float">
            <text:p>90.1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2784" calcext:value-type="float">
            <text:p>90.0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6688" calcext:value-type="float">
            <text:p>90.0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46" calcext:value-type="float">
            <text:p>90.1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1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2304" calcext:value-type="float">
            <text:p>90.0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648" calcext:value-type="float">
            <text:p>89.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10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8088" calcext:value-type="float">
            <text:p>89.8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10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028" calcext:value-type="float">
            <text:p>89.8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8736" calcext:value-type="float">
            <text:p>89.7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10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1032" calcext:value-type="float">
            <text:p>89.7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7128" calcext:value-type="float">
            <text:p>89.7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1032" calcext:value-type="float">
            <text:p>89.7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9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4936" calcext:value-type="float">
            <text:p>89.7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8088" calcext:value-type="float">
            <text:p>89.8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9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5416" calcext:value-type="float">
            <text:p>89.8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8192" calcext:value-type="float">
            <text:p>89.9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648" calcext:value-type="float">
            <text:p>89.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8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3056" calcext:value-type="float">
            <text:p>89.9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8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7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7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5624" calcext:value-type="float">
            <text:p>89.9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7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5624" calcext:value-type="float">
            <text:p>89.9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7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0216" calcext:value-type="float">
            <text:p>90.1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2304" calcext:value-type="float">
            <text:p>90.0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6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6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6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0384" calcext:value-type="float">
            <text:p>89.9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2952" calcext:value-type="float">
            <text:p>89.9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5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9904" calcext:value-type="float">
            <text:p>89.9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5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5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8672" calcext:value-type="float">
            <text:p>89.9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5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5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4872" calcext:value-type="float">
            <text:p>90.0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4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4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6688" calcext:value-type="float">
            <text:p>90.0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4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5728" calcext:value-type="float">
            <text:p>90.0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4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7648" calcext:value-type="float">
            <text:p>90.1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4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1488" calcext:value-type="float">
            <text:p>90.3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2448" calcext:value-type="float">
            <text:p>90.4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3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892" calcext:value-type="float">
            <text:p>90.4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3032" calcext:value-type="float">
            <text:p>90.5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9776" calcext:value-type="float">
            <text:p>90.4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7584" calcext:value-type="float">
            <text:p>90.3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3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368" calcext:value-type="float">
            <text:p>90.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4536" calcext:value-type="float">
            <text:p>90.3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0424" calcext:value-type="float">
            <text:p>90.2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7752" calcext:value-type="float">
            <text:p>90.2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1864" calcext:value-type="float">
            <text:p>90.3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6624" calcext:value-type="float">
            <text:p>90.3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5936" calcext:value-type="float">
            <text:p>90.1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3848" calcext:value-type="float">
            <text:p>90.2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8984" calcext:value-type="float">
            <text:p>90.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6312" calcext:value-type="float">
            <text:p>90.1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8504" calcext:value-type="float">
            <text:p>90.1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8504" calcext:value-type="float">
            <text:p>90.1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3912" calcext:value-type="float">
            <text:p>89.9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6064" calcext:value-type="float">
            <text:p>89.6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3872" calcext:value-type="float">
            <text:p>89.6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8632" calcext:value-type="float">
            <text:p>89.6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9112" calcext:value-type="float">
            <text:p>89.6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74" calcext:value-type="float">
            <text:p>89.6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0072" calcext:value-type="float">
            <text:p>89.7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836" calcext:value-type="float">
            <text:p>89.7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1512" calcext:value-type="float">
            <text:p>89.8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7504" calcext:value-type="float">
            <text:p>89.7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9696" calcext:value-type="float">
            <text:p>89.7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7984" calcext:value-type="float">
            <text:p>89.7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3704" calcext:value-type="float">
            <text:p>89.8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1616" calcext:value-type="float">
            <text:p>89.8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9424" calcext:value-type="float">
            <text:p>89.8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3432" calcext:value-type="float">
            <text:p>89.9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4768" calcext:value-type="float">
            <text:p>89.9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6896" calcext:value-type="float">
            <text:p>90.2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3472" calcext:value-type="float">
            <text:p>90.2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5328" calcext:value-type="float">
            <text:p>90.6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1048" calcext:value-type="float">
            <text:p>90.6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8168" calcext:value-type="float">
            <text:p>90.4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2176" calcext:value-type="float">
            <text:p>90.5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6352" calcext:value-type="float">
            <text:p>90.4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0152" calcext:value-type="float">
            <text:p>90.3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1072" calcext:value-type="float">
            <text:p>90.1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1928" calcext:value-type="float">
            <text:p>90.1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2888" calcext:value-type="float">
            <text:p>90.1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1864" calcext:value-type="float">
            <text:p>90.3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0048" calcext:value-type="float">
            <text:p>90.3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9296" calcext:value-type="float">
            <text:p>90.3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8984" calcext:value-type="float">
            <text:p>90.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8712" calcext:value-type="float">
            <text:p>90.2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8504" calcext:value-type="float">
            <text:p>90.1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3264" calcext:value-type="float">
            <text:p>90.1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2784" calcext:value-type="float">
            <text:p>90.0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316" calcext:value-type="float">
            <text:p>90.0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2888" calcext:value-type="float">
            <text:p>90.1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4328" calcext:value-type="float">
            <text:p>90.2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0488" calcext:value-type="float">
            <text:p>90.0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6208" calcext:value-type="float">
            <text:p>90.0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6896" calcext:value-type="float">
            <text:p>90.2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5184" calcext:value-type="float">
            <text:p>90.2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4704" calcext:value-type="float">
            <text:p>90.2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652" calcext:value-type="float">
            <text:p>90.2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8336" calcext:value-type="float">
            <text:p>90.3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1656" calcext:value-type="float">
            <text:p>90.2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3952" calcext:value-type="float">
            <text:p>90.2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3264" calcext:value-type="float">
            <text:p>90.1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6856" calcext:value-type="float">
            <text:p>89.9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412" calcext:value-type="float">
            <text:p>90.1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124" calcext:value-type="float">
            <text:p>89.9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412" calcext:value-type="float">
            <text:p>90.1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9528" calcext:value-type="float">
            <text:p>89.9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8776" calcext:value-type="float">
            <text:p>90.0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504" calcext:value-type="float">
            <text:p>89.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3288" calcext:value-type="float">
            <text:p>89.5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7568" calcext:value-type="float">
            <text:p>89.5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2912" calcext:value-type="float">
            <text:p>89.5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2536" calcext:value-type="float">
            <text:p>89.6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74" calcext:value-type="float">
            <text:p>89.6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5312" calcext:value-type="float">
            <text:p>89.7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4456" calcext:value-type="float">
            <text:p>89.7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7984" calcext:value-type="float">
            <text:p>89.7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648" calcext:value-type="float">
            <text:p>89.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9568" calcext:value-type="float">
            <text:p>90.2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9736" calcext:value-type="float">
            <text:p>90.0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9944" calcext:value-type="float">
            <text:p>90.2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3952" calcext:value-type="float">
            <text:p>90.2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796" calcext:value-type="float">
            <text:p>90.3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3576" calcext:value-type="float">
            <text:p>90.3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9672" calcext:value-type="float">
            <text:p>90.3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1656" calcext:value-type="float">
            <text:p>90.2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3848" calcext:value-type="float">
            <text:p>90.2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8128" calcext:value-type="float">
            <text:p>90.1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2784" calcext:value-type="float">
            <text:p>90.0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6688" calcext:value-type="float">
            <text:p>90.0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696" calcext:value-type="float">
            <text:p>89.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8672" calcext:value-type="float">
            <text:p>89.9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9904" calcext:value-type="float">
            <text:p>89.9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9696" calcext:value-type="float">
            <text:p>89.7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3-05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5416" calcext:value-type="float">
            <text:p>89.8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7504" calcext:value-type="float">
            <text:p>89.7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6064" calcext:value-type="float">
            <text:p>89.6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6648" calcext:value-type="float">
            <text:p>89.7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836" calcext:value-type="float">
            <text:p>89.7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884" calcext:value-type="float">
            <text:p>89.7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8192" calcext:value-type="float">
            <text:p>89.9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1136" calcext:value-type="float">
            <text:p>89.8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3872" calcext:value-type="float">
            <text:p>89.6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2432" calcext:value-type="float">
            <text:p>89.5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7568" calcext:value-type="float">
            <text:p>89.5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9384" calcext:value-type="float">
            <text:p>89.5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832" calcext:value-type="float">
            <text:p>89.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3912" calcext:value-type="float">
            <text:p>89.9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0552" calcext:value-type="float">
            <text:p>89.7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6856" calcext:value-type="float">
            <text:p>89.9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6856" calcext:value-type="float">
            <text:p>89.9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172" calcext:value-type="float">
            <text:p>89.9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4288" calcext:value-type="float">
            <text:p>89.9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6856" calcext:value-type="float">
            <text:p>89.9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3912" calcext:value-type="float">
            <text:p>89.9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8776" calcext:value-type="float">
            <text:p>90.0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3056" calcext:value-type="float">
            <text:p>89.9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7336" calcext:value-type="float">
            <text:p>89.9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4768" calcext:value-type="float">
            <text:p>89.9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8192" calcext:value-type="float">
            <text:p>89.9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2576" calcext:value-type="float">
            <text:p>89.9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6688" calcext:value-type="float">
            <text:p>90.0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3264" calcext:value-type="float">
            <text:p>90.1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7168" calcext:value-type="float">
            <text:p>90.1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6104" calcext:value-type="float">
            <text:p>89.9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2096" calcext:value-type="float">
            <text:p>89.9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2744" calcext:value-type="float">
            <text:p>89.7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5856" calcext:value-type="float">
            <text:p>89.5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9072" calcext:value-type="float">
            <text:p>89.3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4312" calcext:value-type="float">
            <text:p>89.3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0992" calcext:value-type="float">
            <text:p>89.4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1848" calcext:value-type="float">
            <text:p>89.4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8152" calcext:value-type="float">
            <text:p>89.6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0552" calcext:value-type="float">
            <text:p>89.7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5856" calcext:value-type="float">
            <text:p>89.5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2744" calcext:value-type="float">
            <text:p>89.7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4456" calcext:value-type="float">
            <text:p>89.7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0072" calcext:value-type="float">
            <text:p>89.7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9216" calcext:value-type="float">
            <text:p>89.7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2536" calcext:value-type="float">
            <text:p>89.6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1784" calcext:value-type="float">
            <text:p>89.7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3496" calcext:value-type="float">
            <text:p>89.6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8904" calcext:value-type="float">
            <text:p>89.5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4352" calcext:value-type="float">
            <text:p>89.6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6544" calcext:value-type="float">
            <text:p>89.6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8424" calcext:value-type="float">
            <text:p>89.4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3664" calcext:value-type="float">
            <text:p>89.5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8152" calcext:value-type="float">
            <text:p>89.6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308" calcext:value-type="float">
            <text:p>89.4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4896" calcext:value-type="float">
            <text:p>89.4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452" calcext:value-type="float">
            <text:p>89.5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4312" calcext:value-type="float">
            <text:p>89.3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2-28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592" calcext:value-type="float">
            <text:p>89.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9448" calcext:value-type="float">
            <text:p>89.3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3456" calcext:value-type="float">
            <text:p>89.3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5544" calcext:value-type="float">
            <text:p>89.3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9552" calcext:value-type="float">
            <text:p>89.3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6504" calcext:value-type="float">
            <text:p>89.3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6712" calcext:value-type="float">
            <text:p>89.5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5376" calcext:value-type="float">
            <text:p>89.4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3456" calcext:value-type="float">
            <text:p>89.3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7464" calcext:value-type="float">
            <text:p>89.4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404" calcext:value-type="float">
            <text:p>89.4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2704" calcext:value-type="float">
            <text:p>89.4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4208" calcext:value-type="float">
            <text:p>89.2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3184" calcext:value-type="float">
            <text:p>89.4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0408" calcext:value-type="float">
            <text:p>89.3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3456" calcext:value-type="float">
            <text:p>89.3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7464" calcext:value-type="float">
            <text:p>89.4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1744" calcext:value-type="float">
            <text:p>89.3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4896" calcext:value-type="float">
            <text:p>89.4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4584" calcext:value-type="float">
            <text:p>89.2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2392" calcext:value-type="float">
            <text:p>89.2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0952" calcext:value-type="float">
            <text:p>89.1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4168" calcext:value-type="float">
            <text:p>88.9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8992" calcext:value-type="float">
            <text:p>88.7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2792" calcext:value-type="float">
            <text:p>88.6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9848" calcext:value-type="float">
            <text:p>88.6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864" calcext:value-type="float">
            <text:p>88.8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876" calcext:value-type="float">
            <text:p>89.1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5128" calcext:value-type="float">
            <text:p>89.0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5672" calcext:value-type="float">
            <text:p>88.8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7112" calcext:value-type="float">
            <text:p>88.9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3104" calcext:value-type="float">
            <text:p>88.8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2456" calcext:value-type="float">
            <text:p>88.9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8968" calcext:value-type="float">
            <text:p>89.2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3248" calcext:value-type="float">
            <text:p>89.2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0848" calcext:value-type="float">
            <text:p>89.0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9616" calcext:value-type="float">
            <text:p>89.1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3352" calcext:value-type="float">
            <text:p>89.3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592" calcext:value-type="float">
            <text:p>89.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7632" calcext:value-type="float">
            <text:p>89.2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6192" calcext:value-type="float">
            <text:p>89.1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972" calcext:value-type="float">
            <text:p>89.1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02" calcext:value-type="float">
            <text:p>89.2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9824" calcext:value-type="float">
            <text:p>89.2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7528" calcext:value-type="float">
            <text:p>89.1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4856" calcext:value-type="float">
            <text:p>89.1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06" calcext:value-type="float">
            <text:p>88.6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7008" calcext:value-type="float">
            <text:p>88.8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5464" calcext:value-type="float">
            <text:p>88.6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1248" calcext:value-type="float">
            <text:p>88.4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6488" calcext:value-type="float">
            <text:p>88.4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3336" calcext:value-type="float">
            <text:p>88.4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0872" calcext:value-type="float">
            <text:p>88.5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6864" calcext:value-type="float">
            <text:p>88.4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104" calcext:value-type="float">
            <text:p>88.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8472" calcext:value-type="float">
            <text:p>88.3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484" calcext:value-type="float">
            <text:p>88.2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8472" calcext:value-type="float">
            <text:p>88.3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0352" calcext:value-type="float">
            <text:p>88.1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9976" calcext:value-type="float">
            <text:p>88.1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2272" calcext:value-type="float">
            <text:p>88.2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1144" calcext:value-type="float">
            <text:p>88.4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2856" calcext:value-type="float">
            <text:p>88.3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96" calcext:value-type="float">
            <text:p>88.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1312" calcext:value-type="float">
            <text:p>88.2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8952" calcext:value-type="float">
            <text:p>88.3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3232" calcext:value-type="float">
            <text:p>88.3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2856" calcext:value-type="float">
            <text:p>88.3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1792" calcext:value-type="float">
            <text:p>88.2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772" calcext:value-type="float">
            <text:p>88.4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0936" calcext:value-type="float">
            <text:p>88.2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7616" calcext:value-type="float">
            <text:p>88.3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392" calcext:value-type="float">
            <text:p>88.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4024" calcext:value-type="float">
            <text:p>88.5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2584" calcext:value-type="float">
            <text:p>88.4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6864" calcext:value-type="float">
            <text:p>88.4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4192" calcext:value-type="float">
            <text:p>88.4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1144" calcext:value-type="float">
            <text:p>88.4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8512" calcext:value-type="float">
            <text:p>88.6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3816" calcext:value-type="float">
            <text:p>88.4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5736" calcext:value-type="float">
            <text:p>88.5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6216" calcext:value-type="float">
            <text:p>88.5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2624" calcext:value-type="float">
            <text:p>88.8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2688" calcext:value-type="float">
            <text:p>88.5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5464" calcext:value-type="float">
            <text:p>88.6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012" calcext:value-type="float">
            <text:p>88.5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5464" calcext:value-type="float">
            <text:p>88.6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7176" calcext:value-type="float">
            <text:p>88.6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3168" calcext:value-type="float">
            <text:p>88.5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1352" calcext:value-type="float">
            <text:p>88.5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1728" calcext:value-type="float">
            <text:p>88.5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4672" calcext:value-type="float">
            <text:p>88.4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7552" calcext:value-type="float">
            <text:p>88.6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9432" calcext:value-type="float">
            <text:p>88.4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392" calcext:value-type="float">
            <text:p>88.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2792" calcext:value-type="float">
            <text:p>88.6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0976" calcext:value-type="float">
            <text:p>88.5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916" calcext:value-type="float">
            <text:p>88.5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1832" calcext:value-type="float">
            <text:p>88.5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6696" calcext:value-type="float">
            <text:p>88.6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8408" calcext:value-type="float">
            <text:p>88.6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9576" calcext:value-type="float">
            <text:p>88.8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3" calcext:value-type="float">
            <text:p>88.7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4608" calcext:value-type="float">
            <text:p>88.6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06" calcext:value-type="float">
            <text:p>88.6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7384" calcext:value-type="float">
            <text:p>88.7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296" calcext:value-type="float">
            <text:p>88.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5736" calcext:value-type="float">
            <text:p>88.5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8408" calcext:value-type="float">
            <text:p>88.6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1352" calcext:value-type="float">
            <text:p>88.5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204" calcext:value-type="float">
            <text:p>88.7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012" calcext:value-type="float">
            <text:p>88.5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2312" calcext:value-type="float">
            <text:p>88.6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8032" calcext:value-type="float">
            <text:p>88.6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9848" calcext:value-type="float">
            <text:p>88.6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9888" calcext:value-type="float">
            <text:p>89.0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208" calcext:value-type="float">
            <text:p>89.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1768" calcext:value-type="float">
            <text:p>88.8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064" calcext:value-type="float">
            <text:p>88.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2456" calcext:value-type="float">
            <text:p>88.9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7008" calcext:value-type="float">
            <text:p>88.8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776" calcext:value-type="float">
            <text:p>88.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3" calcext:value-type="float">
            <text:p>88.7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776" calcext:value-type="float">
            <text:p>88.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0768" calcext:value-type="float">
            <text:p>88.4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9784" calcext:value-type="float">
            <text:p>88.9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728" calcext:value-type="float">
            <text:p>88.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3648" calcext:value-type="float">
            <text:p>88.6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7008" calcext:value-type="float">
            <text:p>88.8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4544" calcext:value-type="float">
            <text:p>88.9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8448" calcext:value-type="float">
            <text:p>88.9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9512" calcext:value-type="float">
            <text:p>89.0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1976" calcext:value-type="float">
            <text:p>88.9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396" calcext:value-type="float">
            <text:p>88.8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8136" calcext:value-type="float">
            <text:p>88.7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3856" calcext:value-type="float">
            <text:p>88.7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5632" calcext:value-type="float">
            <text:p>88.4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0872" calcext:value-type="float">
            <text:p>88.5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1456" calcext:value-type="float">
            <text:p>88.6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584" calcext:value-type="float">
            <text:p>88.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156" calcext:value-type="float">
            <text:p>88.6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1456" calcext:value-type="float">
            <text:p>88.6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8992" calcext:value-type="float">
            <text:p>88.7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9576" calcext:value-type="float">
            <text:p>88.8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3416" calcext:value-type="float">
            <text:p>89.0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636" calcext:value-type="float">
            <text:p>88.9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4544" calcext:value-type="float">
            <text:p>88.9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2936" calcext:value-type="float">
            <text:p>89.0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2456" calcext:value-type="float">
            <text:p>88.9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492" calcext:value-type="float">
            <text:p>88.8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256" calcext:value-type="float">
            <text:p>89.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1328" calcext:value-type="float">
            <text:p>89.1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2768" calcext:value-type="float">
            <text:p>89.2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4208" calcext:value-type="float">
            <text:p>89.2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684" calcext:value-type="float">
            <text:p>89.0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9888" calcext:value-type="float">
            <text:p>89.0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8928" calcext:value-type="float">
            <text:p>88.9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1016" calcext:value-type="float">
            <text:p>88.9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0496" calcext:value-type="float">
            <text:p>88.5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5632" calcext:value-type="float">
            <text:p>88.4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1832" calcext:value-type="float">
            <text:p>88.5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392" calcext:value-type="float">
            <text:p>88.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2688" calcext:value-type="float">
            <text:p>88.5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1248" calcext:value-type="float">
            <text:p>88.4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8784" calcext:value-type="float">
            <text:p>88.5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7656" calcext:value-type="float">
            <text:p>88.6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5568" calcext:value-type="float">
            <text:p>88.7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0368" calcext:value-type="float">
            <text:p>89.0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8824" calcext:value-type="float">
            <text:p>88.8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9512" calcext:value-type="float">
            <text:p>89.0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2976" calcext:value-type="float">
            <text:p>89.3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5064" calcext:value-type="float">
            <text:p>89.2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1056" calcext:value-type="float">
            <text:p>89.2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4544" calcext:value-type="float">
            <text:p>88.9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8072" calcext:value-type="float">
            <text:p>88.9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9136" calcext:value-type="float">
            <text:p>89.0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9136" calcext:value-type="float">
            <text:p>89.0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7696" calcext:value-type="float">
            <text:p>89.0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828" calcext:value-type="float">
            <text:p>89.1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5504" calcext:value-type="float">
            <text:p>88.9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5464" calcext:value-type="float">
            <text:p>88.6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6464" calcext:value-type="float">
            <text:p>89.0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9888" calcext:value-type="float">
            <text:p>89.0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636" calcext:value-type="float">
            <text:p>88.9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9888" calcext:value-type="float">
            <text:p>89.0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8552" calcext:value-type="float">
            <text:p>88.9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8176" calcext:value-type="float">
            <text:p>89.0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2664" calcext:value-type="float">
            <text:p>89.1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8552" calcext:value-type="float">
            <text:p>88.9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8928" calcext:value-type="float">
            <text:p>88.9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0264" calcext:value-type="float">
            <text:p>88.9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3208" calcext:value-type="float">
            <text:p>88.9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7528" calcext:value-type="float">
            <text:p>89.1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2392" calcext:value-type="float">
            <text:p>89.2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8136" calcext:value-type="float">
            <text:p>88.7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5192" calcext:value-type="float">
            <text:p>88.7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5736" calcext:value-type="float">
            <text:p>88.5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3776" calcext:value-type="float">
            <text:p>88.1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6448" calcext:value-type="float">
            <text:p>88.1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5696" calcext:value-type="float">
            <text:p>88.2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628" calcext:value-type="float">
            <text:p>88.3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724" calcext:value-type="float">
            <text:p>88.4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5528" calcext:value-type="float">
            <text:p>88.4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488" calcext:value-type="float">
            <text:p>88.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3752" calcext:value-type="float">
            <text:p>88.6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7176" calcext:value-type="float">
            <text:p>88.6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3752" calcext:value-type="float">
            <text:p>88.6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5568" calcext:value-type="float">
            <text:p>88.7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9264" calcext:value-type="float">
            <text:p>88.5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012" calcext:value-type="float">
            <text:p>88.5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012" calcext:value-type="float">
            <text:p>88.5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964" calcext:value-type="float">
            <text:p>88.5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2688" calcext:value-type="float">
            <text:p>88.5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6656" calcext:value-type="float">
            <text:p>88.3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9328" calcext:value-type="float">
            <text:p>88.3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8952" calcext:value-type="float">
            <text:p>88.3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7992" calcext:value-type="float">
            <text:p>88.3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5424" calcext:value-type="float">
            <text:p>88.3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152" calcext:value-type="float">
            <text:p>88.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3712" calcext:value-type="float">
            <text:p>88.3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2648" calcext:value-type="float">
            <text:p>88.2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0728" calcext:value-type="float">
            <text:p>88.1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6968" calcext:value-type="float">
            <text:p>88.5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0224" calcext:value-type="float">
            <text:p>88.6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2752" calcext:value-type="float">
            <text:p>88.3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5592" calcext:value-type="float">
            <text:p>88.1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6928" calcext:value-type="float">
            <text:p>88.1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9872" calcext:value-type="float">
            <text:p>88.1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6656" calcext:value-type="float">
            <text:p>88.3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1832" calcext:value-type="float">
            <text:p>88.5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628" calcext:value-type="float">
            <text:p>88.3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1728" calcext:value-type="float">
            <text:p>88.5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6048" calcext:value-type="float">
            <text:p>88.7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2312" calcext:value-type="float">
            <text:p>88.6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2312" calcext:value-type="float">
            <text:p>88.6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4128" calcext:value-type="float">
            <text:p>88.6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3168" calcext:value-type="float">
            <text:p>88.5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7656" calcext:value-type="float">
            <text:p>88.6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9576" calcext:value-type="float">
            <text:p>88.8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8136" calcext:value-type="float">
            <text:p>88.7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588" calcext:value-type="float">
            <text:p>88.9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3" calcext:value-type="float">
            <text:p>88.7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108" calcext:value-type="float">
            <text:p>88.6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4504" calcext:value-type="float">
            <text:p>88.6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6424" calcext:value-type="float">
            <text:p>88.7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4296" calcext:value-type="float">
            <text:p>88.4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5424" calcext:value-type="float">
            <text:p>88.3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8096" calcext:value-type="float">
            <text:p>88.3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8912" calcext:value-type="float">
            <text:p>88.0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672" calcext:value-type="float">
            <text:p>88.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2504" calcext:value-type="float">
            <text:p>87.8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5824" calcext:value-type="float">
            <text:p>87.7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5824" calcext:value-type="float">
            <text:p>87.7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5824" calcext:value-type="float">
            <text:p>87.7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5824" calcext:value-type="float">
            <text:p>87.7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5824" calcext:value-type="float">
            <text:p>87.7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5824" calcext:value-type="float">
            <text:p>87.7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5824" calcext:value-type="float">
            <text:p>87.7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5824" calcext:value-type="float">
            <text:p>87.7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5824" calcext:value-type="float">
            <text:p>87.7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2024" calcext:value-type="float">
            <text:p>87.8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2608" calcext:value-type="float">
            <text:p>87.9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6888" calcext:value-type="float">
            <text:p>87.8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4592" calcext:value-type="float">
            <text:p>87.7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6784" calcext:value-type="float">
            <text:p>87.8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3464" calcext:value-type="float">
            <text:p>87.9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6136" calcext:value-type="float">
            <text:p>87.9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7368" calcext:value-type="float">
            <text:p>87.9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2816" calcext:value-type="float">
            <text:p>88.0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2336" calcext:value-type="float">
            <text:p>88.0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9704" calcext:value-type="float">
            <text:p>88.3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2752" calcext:value-type="float">
            <text:p>88.3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9704" calcext:value-type="float">
            <text:p>88.3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4192" calcext:value-type="float">
            <text:p>88.4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3272" calcext:value-type="float">
            <text:p>88.6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8888" calcext:value-type="float">
            <text:p>88.6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3648" calcext:value-type="float">
            <text:p>88.6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4024" calcext:value-type="float">
            <text:p>88.5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012" calcext:value-type="float">
            <text:p>88.5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9328" calcext:value-type="float">
            <text:p>88.3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2128" calcext:value-type="float">
            <text:p>87.8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4904" calcext:value-type="float">
            <text:p>88.0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7952" calcext:value-type="float">
            <text:p>88.0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9704" calcext:value-type="float">
            <text:p>88.3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3672" calcext:value-type="float">
            <text:p>88.0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2024" calcext:value-type="float">
            <text:p>87.8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6784" calcext:value-type="float">
            <text:p>87.8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476" calcext:value-type="float">
            <text:p>87.6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9728" calcext:value-type="float">
            <text:p>87.7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0856" calcext:value-type="float">
            <text:p>87.6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6408" calcext:value-type="float">
            <text:p>87.8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0144" calcext:value-type="float">
            <text:p>88.0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9872" calcext:value-type="float">
            <text:p>88.1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672" calcext:value-type="float">
            <text:p>88.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82" calcext:value-type="float">
            <text:p>88.4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3024" calcext:value-type="float">
            <text:p>88.2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3024" calcext:value-type="float">
            <text:p>88.2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34" calcext:value-type="float">
            <text:p>88.1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34" calcext:value-type="float">
            <text:p>88.1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3776" calcext:value-type="float">
            <text:p>88.1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2192" calcext:value-type="float">
            <text:p>87.6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4216" calcext:value-type="float">
            <text:p>87.8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8392" calcext:value-type="float">
            <text:p>87.7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3904" calcext:value-type="float">
            <text:p>87.6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3048" calcext:value-type="float">
            <text:p>87.6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7536" calcext:value-type="float">
            <text:p>87.7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6304" calcext:value-type="float">
            <text:p>87.7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476" calcext:value-type="float">
            <text:p>87.6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3048" calcext:value-type="float">
            <text:p>87.6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3528" calcext:value-type="float">
            <text:p>87.6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3048" calcext:value-type="float">
            <text:p>87.6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3632" calcext:value-type="float">
            <text:p>87.7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8392" calcext:value-type="float">
            <text:p>87.7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2608" calcext:value-type="float">
            <text:p>87.9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0856" calcext:value-type="float">
            <text:p>87.6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2024" calcext:value-type="float">
            <text:p>87.8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7096" calcext:value-type="float">
            <text:p>88.0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2776" calcext:value-type="float">
            <text:p>87.7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6032" calcext:value-type="float">
            <text:p>87.8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6344" calcext:value-type="float">
            <text:p>88.0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2504" calcext:value-type="float">
            <text:p>87.8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1376" calcext:value-type="float">
            <text:p>87.9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7368" calcext:value-type="float">
            <text:p>87.9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3528" calcext:value-type="float">
            <text:p>87.6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0104" calcext:value-type="float">
            <text:p>87.7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524" calcext:value-type="float">
            <text:p>87.6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0208" calcext:value-type="float">
            <text:p>87.7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3904" calcext:value-type="float">
            <text:p>87.6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9624" calcext:value-type="float">
            <text:p>87.6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0856" calcext:value-type="float">
            <text:p>87.6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2024" calcext:value-type="float">
            <text:p>87.8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7096" calcext:value-type="float">
            <text:p>88.0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2776" calcext:value-type="float">
            <text:p>87.7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6032" calcext:value-type="float">
            <text:p>87.8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6344" calcext:value-type="float">
            <text:p>88.0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2504" calcext:value-type="float">
            <text:p>87.8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1376" calcext:value-type="float">
            <text:p>87.9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7368" calcext:value-type="float">
            <text:p>87.9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3528" calcext:value-type="float">
            <text:p>87.6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0104" calcext:value-type="float">
            <text:p>87.7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524" calcext:value-type="float">
            <text:p>87.6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0208" calcext:value-type="float">
            <text:p>87.7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3904" calcext:value-type="float">
            <text:p>87.6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9624" calcext:value-type="float">
            <text:p>87.6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5136" calcext:value-type="float">
            <text:p>87.5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8392" calcext:value-type="float">
            <text:p>87.7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6304" calcext:value-type="float">
            <text:p>87.7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3736" calcext:value-type="float">
            <text:p>87.8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8392" calcext:value-type="float">
            <text:p>87.7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4592" calcext:value-type="float">
            <text:p>87.7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2168" calcext:value-type="float">
            <text:p>88.2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7096" calcext:value-type="float">
            <text:p>88.0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0624" calcext:value-type="float">
            <text:p>88.0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4464" calcext:value-type="float">
            <text:p>88.2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8744" calcext:value-type="float">
            <text:p>88.2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7136" calcext:value-type="float">
            <text:p>88.3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6696" calcext:value-type="float">
            <text:p>88.6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2336" calcext:value-type="float">
            <text:p>88.0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2816" calcext:value-type="float">
            <text:p>88.0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5072" calcext:value-type="float">
            <text:p>87.8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1064" calcext:value-type="float">
            <text:p>87.7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5448" calcext:value-type="float">
            <text:p>87.7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1752" calcext:value-type="float">
            <text:p>87.9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2504" calcext:value-type="float">
            <text:p>87.8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8224" calcext:value-type="float">
            <text:p>87.8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1" calcext:value-type="float">
            <text:p>88.0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716" calcext:value-type="float">
            <text:p>87.7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6136" calcext:value-type="float">
            <text:p>87.9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436" calcext:value-type="float">
            <text:p>88.2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624" calcext:value-type="float">
            <text:p>88.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5488" calcext:value-type="float">
            <text:p>88.1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0936" calcext:value-type="float">
            <text:p>88.2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7576" calcext:value-type="float">
            <text:p>88.0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532" calcext:value-type="float">
            <text:p>88.2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2712" calcext:value-type="float">
            <text:p>87.9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7096" calcext:value-type="float">
            <text:p>88.0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292" calcext:value-type="float">
            <text:p>88.1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436" calcext:value-type="float">
            <text:p>88.2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0664" calcext:value-type="float">
            <text:p>88.3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6824" calcext:value-type="float">
            <text:p>88.1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7824" calcext:value-type="float">
            <text:p>88.5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4168" calcext:value-type="float">
            <text:p>88.9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82" calcext:value-type="float">
            <text:p>88.4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9328" calcext:value-type="float">
            <text:p>88.3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5464" calcext:value-type="float">
            <text:p>88.6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5464" calcext:value-type="float">
            <text:p>88.6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5464" calcext:value-type="float">
            <text:p>88.6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5464" calcext:value-type="float">
            <text:p>88.6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5464" calcext:value-type="float">
            <text:p>88.6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5464" calcext:value-type="float">
            <text:p>88.6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5464" calcext:value-type="float">
            <text:p>88.6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5464" calcext:value-type="float">
            <text:p>88.6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3296" calcext:value-type="float">
            <text:p>88.0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2064" calcext:value-type="float">
            <text:p>88.1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1416" calcext:value-type="float">
            <text:p>88.2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532" calcext:value-type="float">
            <text:p>88.2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0664" calcext:value-type="float">
            <text:p>88.3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82" calcext:value-type="float">
            <text:p>88.4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1624" calcext:value-type="float">
            <text:p>88.4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9848" calcext:value-type="float">
            <text:p>88.6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3376" calcext:value-type="float">
            <text:p>88.7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156" calcext:value-type="float">
            <text:p>88.6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3752" calcext:value-type="float">
            <text:p>88.6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7656" calcext:value-type="float">
            <text:p>88.6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6384" calcext:value-type="float">
            <text:p>88.4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9328" calcext:value-type="float">
            <text:p>88.3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8368" calcext:value-type="float">
            <text:p>88.2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5968" calcext:value-type="float">
            <text:p>88.1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8096" calcext:value-type="float">
            <text:p>88.3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864" calcext:value-type="float">
            <text:p>88.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2856" calcext:value-type="float">
            <text:p>88.3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7928" calcext:value-type="float">
            <text:p>88.5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6112" calcext:value-type="float">
            <text:p>88.5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0184" calcext:value-type="float">
            <text:p>88.3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104" calcext:value-type="float">
            <text:p>88.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1352" calcext:value-type="float">
            <text:p>88.5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2376" calcext:value-type="float">
            <text:p>88.3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108" calcext:value-type="float">
            <text:p>88.6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0936" calcext:value-type="float">
            <text:p>88.2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484" calcext:value-type="float">
            <text:p>88.2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484" calcext:value-type="float">
            <text:p>88.2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5528" calcext:value-type="float">
            <text:p>88.4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9328" calcext:value-type="float">
            <text:p>88.3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4944" calcext:value-type="float">
            <text:p>88.3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7136" calcext:value-type="float">
            <text:p>88.3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5904" calcext:value-type="float">
            <text:p>88.3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6488" calcext:value-type="float">
            <text:p>88.4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2544" calcext:value-type="float">
            <text:p>88.1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4944" calcext:value-type="float">
            <text:p>88.3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4296" calcext:value-type="float">
            <text:p>88.4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4776" calcext:value-type="float">
            <text:p>88.5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5696" calcext:value-type="float">
            <text:p>88.2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3712" calcext:value-type="float">
            <text:p>88.3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4776" calcext:value-type="float">
            <text:p>88.5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0936" calcext:value-type="float">
            <text:p>88.2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2584" calcext:value-type="float">
            <text:p>88.4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4944" calcext:value-type="float">
            <text:p>88.3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3776" calcext:value-type="float">
            <text:p>88.1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0456" calcext:value-type="float">
            <text:p>88.2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0248" calcext:value-type="float">
            <text:p>88.0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392" calcext:value-type="float">
            <text:p>88.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4776" calcext:value-type="float">
            <text:p>88.5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0288" calcext:value-type="float">
            <text:p>88.4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2272" calcext:value-type="float">
            <text:p>88.2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2168" calcext:value-type="float">
            <text:p>88.2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9496" calcext:value-type="float">
            <text:p>88.1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5464" calcext:value-type="float">
            <text:p>88.6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5152" calcext:value-type="float">
            <text:p>88.4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9536" calcext:value-type="float">
            <text:p>88.4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4296" calcext:value-type="float">
            <text:p>88.4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2856" calcext:value-type="float">
            <text:p>88.3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2896" calcext:value-type="float">
            <text:p>88.7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916" calcext:value-type="float">
            <text:p>88.5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6528" calcext:value-type="float">
            <text:p>88.8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6864" calcext:value-type="float">
            <text:p>88.4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8032" calcext:value-type="float">
            <text:p>88.6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1456" calcext:value-type="float">
            <text:p>88.6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488" calcext:value-type="float">
            <text:p>88.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4776" calcext:value-type="float">
            <text:p>88.5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5904" calcext:value-type="float">
            <text:p>88.3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2104" calcext:value-type="float">
            <text:p>88.4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2752" calcext:value-type="float">
            <text:p>88.3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1768" calcext:value-type="float">
            <text:p>88.8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348" calcext:value-type="float">
            <text:p>88.8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1688" calcext:value-type="float">
            <text:p>88.1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3296" calcext:value-type="float">
            <text:p>88.0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8952" calcext:value-type="float">
            <text:p>88.3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5904" calcext:value-type="float">
            <text:p>88.3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4152" calcext:value-type="float">
            <text:p>88.0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0248" calcext:value-type="float">
            <text:p>88.0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8224" calcext:value-type="float">
            <text:p>87.8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3944" calcext:value-type="float">
            <text:p>87.9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7368" calcext:value-type="float">
            <text:p>87.9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4696" calcext:value-type="float">
            <text:p>87.8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9664" calcext:value-type="float">
            <text:p>87.9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4528" calcext:value-type="float">
            <text:p>88.0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0248" calcext:value-type="float">
            <text:p>88.0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48" calcext:value-type="float">
            <text:p>87.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5448" calcext:value-type="float">
            <text:p>87.7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4696" calcext:value-type="float">
            <text:p>87.8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6032" calcext:value-type="float">
            <text:p>87.8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86" calcext:value-type="float">
            <text:p>87.8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1336" calcext:value-type="float">
            <text:p>87.6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3528" calcext:value-type="float">
            <text:p>87.6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476" calcext:value-type="float">
            <text:p>87.6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0376" calcext:value-type="float">
            <text:p>87.5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0856" calcext:value-type="float">
            <text:p>87.6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2568" calcext:value-type="float">
            <text:p>87.6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3048" calcext:value-type="float">
            <text:p>87.6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332" calcext:value-type="float">
            <text:p>87.5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5616" calcext:value-type="float">
            <text:p>87.6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048" calcext:value-type="float">
            <text:p>87.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572" calcext:value-type="float">
            <text:p>87.6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9248" calcext:value-type="float">
            <text:p>87.7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048" calcext:value-type="float">
            <text:p>87.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5344" calcext:value-type="float">
            <text:p>87.7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7536" calcext:value-type="float">
            <text:p>87.7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716" calcext:value-type="float">
            <text:p>87.7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572" calcext:value-type="float">
            <text:p>87.6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3048" calcext:value-type="float">
            <text:p>87.6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2672" calcext:value-type="float">
            <text:p>87.6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9624" calcext:value-type="float">
            <text:p>87.6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4112" calcext:value-type="float">
            <text:p>87.7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048" calcext:value-type="float">
            <text:p>87.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7912" calcext:value-type="float">
            <text:p>87.6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2672" calcext:value-type="float">
            <text:p>87.6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288" calcext:value-type="float">
            <text:p>87.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2776" calcext:value-type="float">
            <text:p>87.7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0584" calcext:value-type="float">
            <text:p>87.7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7264" calcext:value-type="float">
            <text:p>87.8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0792" calcext:value-type="float">
            <text:p>87.8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388" calcext:value-type="float">
            <text:p>88.1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9872" calcext:value-type="float">
            <text:p>88.1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2608" calcext:value-type="float">
            <text:p>87.9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6992" calcext:value-type="float">
            <text:p>87.9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6928" calcext:value-type="float">
            <text:p>88.1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0792" calcext:value-type="float">
            <text:p>87.8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0352" calcext:value-type="float">
            <text:p>88.1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8976" calcext:value-type="float">
            <text:p>87.8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2504" calcext:value-type="float">
            <text:p>87.8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9456" calcext:value-type="float">
            <text:p>87.8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5656" calcext:value-type="float">
            <text:p>87.9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9704" calcext:value-type="float">
            <text:p>88.3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34" calcext:value-type="float">
            <text:p>88.1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1752" calcext:value-type="float">
            <text:p>87.9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532" calcext:value-type="float">
            <text:p>88.2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912" calcext:value-type="float">
            <text:p>88.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5696" calcext:value-type="float">
            <text:p>88.2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4048" calcext:value-type="float">
            <text:p>88.0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9872" calcext:value-type="float">
            <text:p>88.1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2816" calcext:value-type="float">
            <text:p>88.0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6408" calcext:value-type="float">
            <text:p>87.8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572" calcext:value-type="float">
            <text:p>87.6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2192" calcext:value-type="float">
            <text:p>87.6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5344" calcext:value-type="float">
            <text:p>87.7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524" calcext:value-type="float">
            <text:p>87.6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236" calcext:value-type="float">
            <text:p>87.4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7224" calcext:value-type="float">
            <text:p>87.5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9688" calcext:value-type="float">
            <text:p>87.4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3216" calcext:value-type="float">
            <text:p>87.4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3216" calcext:value-type="float">
            <text:p>87.4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476" calcext:value-type="float">
            <text:p>87.6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1232" calcext:value-type="float">
            <text:p>87.5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3424" calcext:value-type="float">
            <text:p>87.5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7432" calcext:value-type="float">
            <text:p>87.6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0376" calcext:value-type="float">
            <text:p>87.5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0168" calcext:value-type="float">
            <text:p>87.4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0752" calcext:value-type="float">
            <text:p>87.5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4656" calcext:value-type="float">
            <text:p>87.5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3528" calcext:value-type="float">
            <text:p>87.6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1712" calcext:value-type="float">
            <text:p>87.6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9624" calcext:value-type="float">
            <text:p>87.6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5344" calcext:value-type="float">
            <text:p>87.7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764" calcext:value-type="float">
            <text:p>87.7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6408" calcext:value-type="float">
            <text:p>87.8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5344" calcext:value-type="float">
            <text:p>87.7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908" calcext:value-type="float">
            <text:p>87.8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816" calcext:value-type="float">
            <text:p>88.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8744" calcext:value-type="float">
            <text:p>88.2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2336" calcext:value-type="float">
            <text:p>88.0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2712" calcext:value-type="float">
            <text:p>87.9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0792" calcext:value-type="float">
            <text:p>87.8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8224" calcext:value-type="float">
            <text:p>87.8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86" calcext:value-type="float">
            <text:p>87.8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8016" calcext:value-type="float">
            <text:p>87.7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0832" calcext:value-type="float">
            <text:p>88.1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196" calcext:value-type="float">
            <text:p>88.0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4152" calcext:value-type="float">
            <text:p>88.0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0624" calcext:value-type="float">
            <text:p>88.0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864" calcext:value-type="float">
            <text:p>88.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5968" calcext:value-type="float">
            <text:p>88.1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668" calcext:value-type="float">
            <text:p>87.7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4592" calcext:value-type="float">
            <text:p>87.7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2128" calcext:value-type="float">
            <text:p>87.8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0416" calcext:value-type="float">
            <text:p>87.9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6512" calcext:value-type="float">
            <text:p>87.9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0896" calcext:value-type="float">
            <text:p>87.9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2064" calcext:value-type="float">
            <text:p>88.1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0416" calcext:value-type="float">
            <text:p>87.9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3944" calcext:value-type="float">
            <text:p>87.9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0792" calcext:value-type="float">
            <text:p>87.8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2816" calcext:value-type="float">
            <text:p>88.0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7368" calcext:value-type="float">
            <text:p>87.9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2232" calcext:value-type="float">
            <text:p>87.9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6512" calcext:value-type="float">
            <text:p>87.9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4216" calcext:value-type="float">
            <text:p>87.8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4696" calcext:value-type="float">
            <text:p>87.8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7536" calcext:value-type="float">
            <text:p>87.7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3904" calcext:value-type="float">
            <text:p>87.6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336" calcext:value-type="float">
            <text:p>87.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9352" calcext:value-type="float">
            <text:p>87.7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38" calcext:value-type="float">
            <text:p>87.5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2464" calcext:value-type="float">
            <text:p>87.5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8392" calcext:value-type="float">
            <text:p>87.7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9144" calcext:value-type="float">
            <text:p>87.6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904" calcext:value-type="float">
            <text:p>87.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66" calcext:value-type="float">
            <text:p>87.0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9168" calcext:value-type="float">
            <text:p>87.0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9064" calcext:value-type="float">
            <text:p>86.9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2968" calcext:value-type="float">
            <text:p>86.9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1736" calcext:value-type="float">
            <text:p>87.0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0776" calcext:value-type="float">
            <text:p>86.9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6704" calcext:value-type="float">
            <text:p>87.1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472" calcext:value-type="float">
            <text:p>87.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4784" calcext:value-type="float">
            <text:p>87.0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5264" calcext:value-type="float">
            <text:p>87.0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9168" calcext:value-type="float">
            <text:p>87.0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66" calcext:value-type="float">
            <text:p>87.0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7456" calcext:value-type="float">
            <text:p>87.0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0232" calcext:value-type="float">
            <text:p>87.2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948" calcext:value-type="float">
            <text:p>87.2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3488" calcext:value-type="float">
            <text:p>87.3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188" calcext:value-type="float">
            <text:p>87.4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524" calcext:value-type="float">
            <text:p>87.6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7912" calcext:value-type="float">
            <text:p>87.6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1712" calcext:value-type="float">
            <text:p>87.6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4864" calcext:value-type="float">
            <text:p>87.6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1712" calcext:value-type="float">
            <text:p>87.6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1712" calcext:value-type="float">
            <text:p>87.6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5616" calcext:value-type="float">
            <text:p>87.6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668" calcext:value-type="float">
            <text:p>87.7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6472" calcext:value-type="float">
            <text:p>87.5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4616" calcext:value-type="float">
            <text:p>87.2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9752" calcext:value-type="float">
            <text:p>87.1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7352" calcext:value-type="float">
            <text:p>87.0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3928" calcext:value-type="float">
            <text:p>87.0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6496" calcext:value-type="float">
            <text:p>87.0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4784" calcext:value-type="float">
            <text:p>87.0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3072" calcext:value-type="float">
            <text:p>87.0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708" calcext:value-type="float">
            <text:p>87.1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9648" calcext:value-type="float">
            <text:p>87.0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9168" calcext:value-type="float">
            <text:p>87.0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9752" calcext:value-type="float">
            <text:p>87.1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7664" calcext:value-type="float">
            <text:p>87.2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1464" calcext:value-type="float">
            <text:p>87.1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2216" calcext:value-type="float">
            <text:p>87.0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852" calcext:value-type="float">
            <text:p>87.2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7976" calcext:value-type="float">
            <text:p>87.4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0168" calcext:value-type="float">
            <text:p>87.4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9104" calcext:value-type="float">
            <text:p>87.3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2776" calcext:value-type="float">
            <text:p>87.7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524" calcext:value-type="float">
            <text:p>87.6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712" calcext:value-type="float">
            <text:p>87.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5136" calcext:value-type="float">
            <text:p>87.5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9024" calcext:value-type="float">
            <text:p>86.6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1488" calcext:value-type="float">
            <text:p>86.5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94" calcext:value-type="float">
            <text:p>86.6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9232" calcext:value-type="float">
            <text:p>86.8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5704" calcext:value-type="float">
            <text:p>86.7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200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0192" calcext:value-type="float">
            <text:p>86.8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4808" calcext:value-type="float">
            <text:p>86.4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1216" calcext:value-type="float">
            <text:p>86.6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3368" calcext:value-type="float">
            <text:p>86.3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7064" calcext:value-type="float">
            <text:p>86.2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0656" calcext:value-type="float">
            <text:p>86.0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1032" calcext:value-type="float">
            <text:p>85.9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5792" calcext:value-type="float">
            <text:p>85.9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8464" calcext:value-type="float">
            <text:p>86.0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644" calcext:value-type="float">
            <text:p>85.8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6712" calcext:value-type="float">
            <text:p>85.7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3184" calcext:value-type="float">
            <text:p>85.6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8152" calcext:value-type="float">
            <text:p>85.7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3664" calcext:value-type="float">
            <text:p>85.7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7048" calcext:value-type="float">
            <text:p>85.3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5504" calcext:value-type="float">
            <text:p>85.1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8264" calcext:value-type="float">
            <text:p>84.4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8616" calcext:value-type="float">
            <text:p>84.9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6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6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2328" calcext:value-type="float">
            <text:p>85.6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6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676" calcext:value-type="float">
            <text:p>84.5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6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2856" calcext:value-type="float">
            <text:p>84.5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2104" calcext:value-type="float">
            <text:p>84.6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3752" calcext:value-type="float">
            <text:p>84.8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0536" calcext:value-type="float">
            <text:p>85.0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3816" calcext:value-type="float">
            <text:p>84.6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28" calcext:value-type="float">
            <text:p>84.5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6848" calcext:value-type="float">
            <text:p>83.7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9792" calcext:value-type="float">
            <text:p>83.6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4008" calcext:value-type="float">
            <text:p>83.8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4136" calcext:value-type="float">
            <text:p>83.3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9544" calcext:value-type="float">
            <text:p>83.2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7248" calcext:value-type="float">
            <text:p>83.1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1296" calcext:value-type="float">
            <text:p>83.5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1984" calcext:value-type="float">
            <text:p>83.6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1504" calcext:value-type="float">
            <text:p>83.6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5304" calcext:value-type="float">
            <text:p>83.5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1464" calcext:value-type="float">
            <text:p>83.3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9376" calcext:value-type="float">
            <text:p>83.3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0192" calcext:value-type="float">
            <text:p>83.0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7896" calcext:value-type="float">
            <text:p>82.9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9544" calcext:value-type="float">
            <text:p>83.2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988" calcext:value-type="float">
            <text:p>82.8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2072" calcext:value-type="float">
            <text:p>82.8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4576" calcext:value-type="float">
            <text:p>83.0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0048" calcext:value-type="float">
            <text:p>82.6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2072" calcext:value-type="float">
            <text:p>82.8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276" calcext:value-type="float">
            <text:p>83.0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6288" calcext:value-type="float">
            <text:p>83.0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5912" calcext:value-type="float">
            <text:p>83.1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8584" calcext:value-type="float">
            <text:p>83.1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092" calcext:value-type="float">
            <text:p>83.5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2048" calcext:value-type="float">
            <text:p>83.4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5872" calcext:value-type="float">
            <text:p>82.7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9464" calcext:value-type="float">
            <text:p>82.5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0424" calcext:value-type="float">
            <text:p>82.6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4768" calcext:value-type="float">
            <text:p>82.3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032" calcext:value-type="float">
            <text:p>82.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988" calcext:value-type="float">
            <text:p>82.8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2864" calcext:value-type="float">
            <text:p>83.1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2488" calcext:value-type="float">
            <text:p>83.1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9024" calcext:value-type="float">
            <text:p>82.8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036" calcext:value-type="float">
            <text:p>82.8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1024" calcext:value-type="float">
            <text:p>83.6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8816" calcext:value-type="float">
            <text:p>82.7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7752" calcext:value-type="float">
            <text:p>82.5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932" calcext:value-type="float">
            <text:p>82.1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9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4184" calcext:value-type="float">
            <text:p>82.2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46" calcext:value-type="float">
            <text:p>82.5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1384" calcext:value-type="float">
            <text:p>82.7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8232" calcext:value-type="float">
            <text:p>82.6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0048" calcext:value-type="float">
            <text:p>82.6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6768" calcext:value-type="float">
            <text:p>83.1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0712" calcext:value-type="float">
            <text:p>83.4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2992" calcext:value-type="float">
            <text:p>82.6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9152" calcext:value-type="float">
            <text:p>82.3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2328" calcext:value-type="float">
            <text:p>81.8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404" calcext:value-type="float">
            <text:p>81.8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1952" calcext:value-type="float">
            <text:p>81.9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404" calcext:value-type="float">
            <text:p>81.8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7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8072" calcext:value-type="float">
            <text:p>81.3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6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4336" calcext:value-type="float">
            <text:p>81.1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6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252" calcext:value-type="float">
            <text:p>81.1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1224" calcext:value-type="float">
            <text:p>81.4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4064" calcext:value-type="float">
            <text:p>81.2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9408" calcext:value-type="float">
            <text:p>81.3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6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6256" calcext:value-type="float">
            <text:p>81.2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6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7592" calcext:value-type="float">
            <text:p>81.3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1664" calcext:value-type="float">
            <text:p>81.1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6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4088" calcext:value-type="float">
            <text:p>80.7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6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6992" calcext:value-type="float">
            <text:p>80.3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0288" calcext:value-type="float">
            <text:p>80.7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1312" calcext:value-type="float">
            <text:p>80.6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4192" calcext:value-type="float">
            <text:p>80.7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8096" calcext:value-type="float">
            <text:p>80.7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2248" calcext:value-type="float">
            <text:p>81.2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1328" calcext:value-type="float">
            <text:p>81.4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4104" calcext:value-type="float">
            <text:p>81.6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2648" calcext:value-type="float">
            <text:p>80.6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6512" calcext:value-type="float">
            <text:p>80.2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8728" calcext:value-type="float">
            <text:p>79.7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0064" calcext:value-type="float">
            <text:p>79.7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2736" calcext:value-type="float">
            <text:p>79.8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476" calcext:value-type="float">
            <text:p>79.9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192" calcext:value-type="float">
            <text:p>80.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048" calcext:value-type="float">
            <text:p>80.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1856" calcext:value-type="float">
            <text:p>80.3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7928" calcext:value-type="float">
            <text:p>80.9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3584" calcext:value-type="float">
            <text:p>81.2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8432" calcext:value-type="float">
            <text:p>80.4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0168" calcext:value-type="float">
            <text:p>79.8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2488" calcext:value-type="float">
            <text:p>79.3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3592" calcext:value-type="float">
            <text:p>79.7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0504" calcext:value-type="float">
            <text:p>79.4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4992" calcext:value-type="float">
            <text:p>79.5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2608" calcext:value-type="float">
            <text:p>80.3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808" calcext:value-type="float">
            <text:p>79.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1296" calcext:value-type="float">
            <text:p>79.7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4096" calcext:value-type="float">
            <text:p>79.2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6832" calcext:value-type="float">
            <text:p>79.0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0904" calcext:value-type="float">
            <text:p>78.8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272" calcext:value-type="float">
            <text:p>78.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8688" calcext:value-type="float">
            <text:p>79.4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4696" calcext:value-type="float">
            <text:p>80.2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2504" calcext:value-type="float">
            <text:p>80.2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8664" calcext:value-type="float">
            <text:p>79.9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2112" calcext:value-type="float">
            <text:p>79.3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3784" calcext:value-type="float">
            <text:p>79.0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7648" calcext:value-type="float">
            <text:p>78.7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3952" calcext:value-type="float">
            <text:p>78.8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4288" calcext:value-type="float">
            <text:p>78.5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4288" calcext:value-type="float">
            <text:p>78.5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9736" calcext:value-type="float">
            <text:p>78.6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2784" calcext:value-type="float">
            <text:p>78.6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0424" calcext:value-type="float">
            <text:p>78.8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7936" calcext:value-type="float">
            <text:p>79.4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9064" calcext:value-type="float">
            <text:p>79.3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264" calcext:value-type="float">
            <text:p>78.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9216" calcext:value-type="float">
            <text:p>78.3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5" calcext:value-type="float">
            <text:p>78.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5184" calcext:value-type="float">
            <text:p>78.8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7944" calcext:value-type="float">
            <text:p>78.0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4728" calcext:value-type="float">
            <text:p>78.2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364" calcext:value-type="float">
            <text:p>78.6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9816" calcext:value-type="float">
            <text:p>79.2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028" calcext:value-type="float">
            <text:p>78.4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0344" calcext:value-type="float">
            <text:p>78.1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4648" calcext:value-type="float">
            <text:p>77.5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8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684" calcext:value-type="float">
            <text:p>77.5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1096" calcext:value-type="float">
            <text:p>78.1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2744" calcext:value-type="float">
            <text:p>78.3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9424" calcext:value-type="float">
            <text:p>78.4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6624" calcext:value-type="float">
            <text:p>78.9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3912" calcext:value-type="float">
            <text:p>78.5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9864" calcext:value-type="float">
            <text:p>78.1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8136" calcext:value-type="float">
            <text:p>77.2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7776" calcext:value-type="float">
            <text:p>78.2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788" calcext:value-type="float">
            <text:p>78.2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1616" calcext:value-type="float">
            <text:p>78.4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7672" calcext:value-type="float">
            <text:p>78.1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3312" calcext:value-type="float">
            <text:p>77.5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5136" calcext:value-type="float">
            <text:p>76.1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952" calcext:value-type="float">
            <text:p>76.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1648" calcext:value-type="float">
            <text:p>76.4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0248" calcext:value-type="float">
            <text:p>76.6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244" calcext:value-type="float">
            <text:p>76.6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6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004" calcext:value-type="float">
            <text:p>76.5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0272" calcext:value-type="float">
            <text:p>76.0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428" calcext:value-type="float">
            <text:p>76.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6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8392" calcext:value-type="float">
            <text:p>76.2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6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7352" calcext:value-type="float">
            <text:p>75.5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3072" calcext:value-type="float">
            <text:p>75.6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4328" calcext:value-type="float">
            <text:p>75.0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3512" calcext:value-type="float">
            <text:p>75.3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1256" calcext:value-type="float">
            <text:p>75.5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0984" calcext:value-type="float">
            <text:p>75.6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1568" calcext:value-type="float">
            <text:p>75.7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6408" calcext:value-type="float">
            <text:p>76.4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956" calcext:value-type="float">
            <text:p>76.4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5176" calcext:value-type="float">
            <text:p>76.4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3448" calcext:value-type="float">
            <text:p>75.5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9672" calcext:value-type="float">
            <text:p>75.0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652" calcext:value-type="float">
            <text:p>75.0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3304" calcext:value-type="float">
            <text:p>75.2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988" calcext:value-type="float">
            <text:p>75.2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8456" calcext:value-type="float">
            <text:p>76.0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8584" calcext:value-type="float">
            <text:p>75.5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0944" calcext:value-type="float">
            <text:p>75.3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9768" calcext:value-type="float">
            <text:p>72.8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8384" calcext:value-type="float">
            <text:p>73.9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5256" calcext:value-type="float">
            <text:p>73.2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1" calcext:value-type="float">
            <text:p>72.7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5384" calcext:value-type="float">
            <text:p>72.7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6344" calcext:value-type="float">
            <text:p>72.8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8616" calcext:value-type="float">
            <text:p>73.5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5192" calcext:value-type="float">
            <text:p>73.5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0912" calcext:value-type="float">
            <text:p>73.5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5528" calcext:value-type="float">
            <text:p>73.1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9328" calcext:value-type="float">
            <text:p>73.1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7512" calcext:value-type="float">
            <text:p>73.0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9896" calcext:value-type="float">
            <text:p>72.3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4928" calcext:value-type="float">
            <text:p>72.1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4048" calcext:value-type="float">
            <text:p>72.7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3608" calcext:value-type="float">
            <text:p>73.0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868" calcext:value-type="float">
            <text:p>73.2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1" calcext:value-type="float">
            <text:p>72.7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5136" calcext:value-type="float">
            <text:p>72.3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8104" calcext:value-type="float">
            <text:p>71.6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7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6704" calcext:value-type="float">
            <text:p>71.9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4992" calcext:value-type="float">
            <text:p>71.9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0416" calcext:value-type="float">
            <text:p>72.6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0144" calcext:value-type="float">
            <text:p>72.7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7136" calcext:value-type="float">
            <text:p>73.0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5576" calcext:value-type="float">
            <text:p>72.0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9376" calcext:value-type="float">
            <text:p>71.9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9984" calcext:value-type="float">
            <text:p>71.4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7416" calcext:value-type="float">
            <text:p>71.5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0064" calcext:value-type="float">
            <text:p>72.1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4048" calcext:value-type="float">
            <text:p>72.7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5808" calcext:value-type="float">
            <text:p>71.6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98" calcext:value-type="float">
            <text:p>70.7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0464" calcext:value-type="float">
            <text:p>71.5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0984" calcext:value-type="float">
            <text:p>71.8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3536" calcext:value-type="float">
            <text:p>70.9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864" calcext:value-type="float">
            <text:p>71.6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708" calcext:value-type="float">
            <text:p>71.8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3176" calcext:value-type="float">
            <text:p>71.8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516" calcext:value-type="float">
            <text:p>71.7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8168" calcext:value-type="float">
            <text:p>71.4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9776" calcext:value-type="float">
            <text:p>71.3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8944" calcext:value-type="float">
            <text:p>70.7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0776" calcext:value-type="float">
            <text:p>71.7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2824" calcext:value-type="float">
            <text:p>71.3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7104" calcext:value-type="float">
            <text:p>71.3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0736" calcext:value-type="float">
            <text:p>71.4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6456" calcext:value-type="float">
            <text:p>71.4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1672" calcext:value-type="float">
            <text:p>72.0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084" calcext:value-type="float">
            <text:p>71.4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6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8544" calcext:value-type="float">
            <text:p>71.4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4496" calcext:value-type="float">
            <text:p>71.0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02" calcext:value-type="float">
            <text:p>70.1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8528" calcext:value-type="float">
            <text:p>70.5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2016" calcext:value-type="float">
            <text:p>70.2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0384" calcext:value-type="float">
            <text:p>70.8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0112" calcext:value-type="float">
            <text:p>71.0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268" calcext:value-type="float">
            <text:p>70.9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6376" calcext:value-type="float">
            <text:p>70.8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6984" calcext:value-type="float">
            <text:p>70.3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6984" calcext:value-type="float">
            <text:p>70.3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1296" calcext:value-type="float">
            <text:p>68.2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396" calcext:value-type="float">
            <text:p>69.7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2832" calcext:value-type="float">
            <text:p>69.9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1952" calcext:value-type="float">
            <text:p>70.4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3301</text:p>
          </table:table-cell>
          <table:table-cell office:value-type="string" calcext:value-type="string">
            <text:p>El Paso recorder</text:p>
          </table:table-cell>
          <table:table-cell office:value-type="string" calcext:value-type="string">
            <text:p>196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4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864" meta:object-count="0"/>
    <meta:user-defined meta:name="AppVersion">3.0</meta:user-defined>
  </office:meta>
</office:document-meta>
</file>